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41cm"/>
    </style:style>
    <style:style style:name="co2" style:family="table-column">
      <style:table-column-properties fo:break-before="auto" style:column-width="0.965cm"/>
    </style:style>
    <style:style style:name="co3" style:family="table-column">
      <style:table-column-properties fo:break-before="auto" style:column-width="1.161cm"/>
    </style:style>
    <style:style style:name="co4" style:family="table-column">
      <style:table-column-properties fo:break-before="auto" style:column-width="1.356cm"/>
    </style:style>
    <style:style style:name="co5" style:family="table-column">
      <style:table-column-properties fo:break-before="auto" style:column-width="1.1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0efd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32">
      <style:table-cell-properties style:text-align-source="fix" style:repeat-content="false"/>
      <style:paragraph-properties fo:text-align="center" fo:margin-left="0cm"/>
      <style:map style:condition="cell-content-is-between(4.9,5.1)" style:apply-style-name="vert" style:base-cell-address="'Alim 5V generale'.B5"/>
      <style:map style:condition="cell-content-is-between(4.5,5.5)" style:apply-style-name="orange" style:base-cell-address="'Alim 5V generale'.B5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89c765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89c765" style:text-align-source="fix" style:repeat-content="false"/>
      <style:paragraph-properties fo:text-align="center" fo:margin-left="0cm"/>
      <style:text-properties fo:color="#b2b2b2" fo:font-weight="normal" style:font-weight-asian="normal" style:font-weight-complex="normal"/>
    </style:style>
    <style:style style:name="ce18" style:family="table-cell" style:parent-style-name="Default" style:data-style-name="N132">
      <style:table-cell-properties fo:background-color="#89c76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b2b2b2" fo:font-weight="bold" style:font-weight-asian="bold" style:font-weight-complex="bold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lim 5V general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3" table:number-columns-repeated="6" table:default-cell-style-name="ce8"/>
        <table:table-column table:style-name="co3" table:default-cell-style-name="ce10"/>
        <table:table-column table:style-name="co3" table:number-columns-repeated="17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6" table:number-columns-repeated="984" table:default-cell-style-name="ce8"/>
        <table:table-row table:style-name="ro1">
          <table:table-cell office:value-type="string" calcext:value-type="string">
            <text:p>VREF</text:p>
          </table:table-cell>
          <table:table-cell table:style-name="ce3" office:value-type="float" office:value="0.8" calcext:value-type="float">
            <text:p>0,8</text:p>
          </table:table-cell>
          <table:table-cell table:style-name="ce3" table:number-columns-repeated="32"/>
          <table:table-cell table:style-name="ce1" table:number-columns-repeated="986"/>
        </table:table-row>
        <table:table-row table:style-name="ro1">
          <table:table-cell office:value-type="string" calcext:value-type="string">
            <text:p>Rvcc2</text:p>
          </table:table-cell>
          <table:table-cell table:style-name="ce3" office:value-type="float" office:value="2.7" calcext:value-type="float">
            <text:p>2,7</text:p>
          </table:table-cell>
          <table:table-cell table:style-name="ce3" table:number-columns-repeated="32"/>
          <table:table-cell table:style-name="ce1" table:number-columns-repeated="986"/>
        </table:table-row>
        <table:table-row table:style-name="ro1">
          <table:table-cell/>
          <table:table-cell table:style-name="ce3" table:number-columns-repeated="33"/>
          <table:table-cell table:style-name="ce1" table:number-columns-repeated="986"/>
        </table:table-row>
        <table:table-row table:style-name="ro1">
          <table:table-cell office:value-type="string" calcext:value-type="string">
            <text:p>Rgnd \ Rvcc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0" calcext:value-type="float">
            <text:p>150</text:p>
          </table:table-cell>
          <table:table-cell table:style-name="ce3" table:number-columns-repeated="6"/>
          <table:table-cell table:style-name="ce1" table:number-columns-repeated="98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table:formula="of:=((([.B$4]+[.$B$2])/[.$A5])+1)*[.$B$1]" office:value-type="float" office:value="3.76" calcext:value-type="float">
            <text:p>3,760</text:p>
          </table:table-cell>
          <table:table-cell table:style-name="ce27" table:formula="of:=((([.C$4]+[.$B$2])/[.$A5])+1)*[.$B$1]" office:value-type="float" office:value="3.92" calcext:value-type="float">
            <text:p>3,920</text:p>
          </table:table-cell>
          <table:table-cell table:style-name="ce27" table:formula="of:=((([.D$4]+[.$B$2])/[.$A5])+1)*[.$B$1]" office:value-type="float" office:value="4.16" calcext:value-type="float">
            <text:p>4,160</text:p>
          </table:table-cell>
          <table:table-cell table:style-name="ce27" table:formula="of:=((([.E$4]+[.$B$2])/[.$A5])+1)*[.$B$1]" office:value-type="float" office:value="4.4" calcext:value-type="float">
            <text:p>4,400</text:p>
          </table:table-cell>
          <table:table-cell table:style-name="ce27" table:formula="of:=((([.F$4]+[.$B$2])/[.$A5])+1)*[.$B$1]" office:value-type="float" office:value="4.72" calcext:value-type="float">
            <text:p>4,720</text:p>
          </table:table-cell>
          <table:table-cell table:style-name="ce27" table:formula="of:=((([.G$4]+[.$B$2])/[.$A5])+1)*[.$B$1]" office:value-type="float" office:value="5.12" calcext:value-type="float">
            <text:p>5,120</text:p>
          </table:table-cell>
          <table:table-cell table:style-name="ce27" table:formula="of:=((([.H$4]+[.$B$2])/[.$A5])+1)*[.$B$1]" office:value-type="float" office:value="5.6" calcext:value-type="float">
            <text:p>5,600</text:p>
          </table:table-cell>
          <table:table-cell table:style-name="ce27" table:formula="of:=((([.I$4]+[.$B$2])/[.$A5])+1)*[.$B$1]" office:value-type="float" office:value="6.08" calcext:value-type="float">
            <text:p>6,080</text:p>
          </table:table-cell>
          <table:table-cell table:style-name="ce27" table:formula="of:=((([.J$4]+[.$B$2])/[.$A5])+1)*[.$B$1]" office:value-type="float" office:value="6.72" calcext:value-type="float">
            <text:p>6,720</text:p>
          </table:table-cell>
          <table:table-cell table:style-name="ce27" table:formula="of:=((([.K$4]+[.$B$2])/[.$A5])+1)*[.$B$1]" office:value-type="float" office:value="7.44" calcext:value-type="float">
            <text:p>7,440</text:p>
          </table:table-cell>
          <table:table-cell table:style-name="ce27" table:formula="of:=((([.L$4]+[.$B$2])/[.$A5])+1)*[.$B$1]" office:value-type="float" office:value="8.4" calcext:value-type="float">
            <text:p>8,400</text:p>
          </table:table-cell>
          <table:table-cell table:style-name="ce27" table:formula="of:=((([.M$4]+[.$B$2])/[.$A5])+1)*[.$B$1]" office:value-type="float" office:value="9.52" calcext:value-type="float">
            <text:p>9,520</text:p>
          </table:table-cell>
          <table:table-cell table:style-name="ce27" table:formula="of:=((([.N$4]+[.$B$2])/[.$A5])+1)*[.$B$1]" office:value-type="float" office:value="10.96" calcext:value-type="float">
            <text:p>10,960</text:p>
          </table:table-cell>
          <table:table-cell table:style-name="ce27" table:formula="of:=((([.O$4]+[.$B$2])/[.$A5])+1)*[.$B$1]" office:value-type="float" office:value="12.56" calcext:value-type="float">
            <text:p>12,560</text:p>
          </table:table-cell>
          <table:table-cell table:style-name="ce27" table:formula="of:=((([.P$4]+[.$B$2])/[.$A5])+1)*[.$B$1]" office:value-type="float" office:value="14.96" calcext:value-type="float">
            <text:p>14,960</text:p>
          </table:table-cell>
          <table:table-cell table:style-name="ce27" table:formula="of:=((([.Q$4]+[.$B$2])/[.$A5])+1)*[.$B$1]" office:value-type="float" office:value="17.36" calcext:value-type="float">
            <text:p>17,360</text:p>
          </table:table-cell>
          <table:table-cell table:style-name="ce27" table:formula="of:=((([.R$4]+[.$B$2])/[.$A5])+1)*[.$B$1]" office:value-type="float" office:value="20.56" calcext:value-type="float">
            <text:p>20,560</text:p>
          </table:table-cell>
          <table:table-cell table:style-name="ce27" table:formula="of:=((([.S$4]+[.$B$2])/[.$A5])+1)*[.$B$1]" office:value-type="float" office:value="24.56" calcext:value-type="float">
            <text:p>24,560</text:p>
          </table:table-cell>
          <table:table-cell table:style-name="ce27" table:formula="of:=((([.T$4]+[.$B$2])/[.$A5])+1)*[.$B$1]" office:value-type="float" office:value="29.36" calcext:value-type="float">
            <text:p>29,360</text:p>
          </table:table-cell>
          <table:table-cell table:style-name="ce27" table:formula="of:=((([.U$4]+[.$B$2])/[.$A5])+1)*[.$B$1]" office:value-type="float" office:value="34.16" calcext:value-type="float">
            <text:p>34,160</text:p>
          </table:table-cell>
          <table:table-cell table:style-name="ce27" table:formula="of:=((([.V$4]+[.$B$2])/[.$A5])+1)*[.$B$1]" office:value-type="float" office:value="40.56" calcext:value-type="float">
            <text:p>40,560</text:p>
          </table:table-cell>
          <table:table-cell table:style-name="ce27" table:formula="of:=((([.W$4]+[.$B$2])/[.$A5])+1)*[.$B$1]" office:value-type="float" office:value="47.76" calcext:value-type="float">
            <text:p>47,760</text:p>
          </table:table-cell>
          <table:table-cell table:style-name="ce27" table:formula="of:=((([.X$4]+[.$B$2])/[.$A5])+1)*[.$B$1]" office:value-type="float" office:value="57.36" calcext:value-type="float">
            <text:p>57,360</text:p>
          </table:table-cell>
          <table:table-cell table:style-name="ce27" table:formula="of:=((([.Y$4]+[.$B$2])/[.$A5])+1)*[.$B$1]" office:value-type="float" office:value="68.56" calcext:value-type="float">
            <text:p>68,560</text:p>
          </table:table-cell>
          <table:table-cell table:style-name="ce27" table:formula="of:=((([.Z$4]+[.$B$2])/[.$A5])+1)*[.$B$1]" office:value-type="float" office:value="82.96" calcext:value-type="float">
            <text:p>82,960</text:p>
          </table:table-cell>
          <table:table-cell table:style-name="ce27" table:formula="of:=((([.AA$4]+[.$B$2])/[.$A5])+1)*[.$B$1]" office:value-type="float" office:value="98.96" calcext:value-type="float">
            <text:p>98,960</text:p>
          </table:table-cell>
          <table:table-cell table:style-name="ce27" table:formula="of:=((([.AB$4]+[.$B$2])/[.$A5])+1)*[.$B$1]" office:value-type="float" office:value="122.96" calcext:value-type="float">
            <text:p>122,960</text:p>
          </table:table-cell>
          <table:table-cell table:style-name="ce3" table:number-columns-repeated="6"/>
          <table:table-cell table:style-name="ce1" table:number-columns-repeated="986"/>
        </table:table-row>
        <table:table-row table:style-name="ro1">
          <table:table-cell office:value-type="float" office:value="1.2" calcext:value-type="float">
            <text:p>1,2</text:p>
          </table:table-cell>
          <table:table-cell table:style-name="ce27" table:formula="of:=((([.B$4]+[.$B$2])/[.$A6])+1)*[.$B$1]" office:value-type="float" office:value="3.26666666666667" calcext:value-type="float">
            <text:p>3,267</text:p>
          </table:table-cell>
          <table:table-cell table:style-name="ce27" table:formula="of:=((([.C$4]+[.$B$2])/[.$A6])+1)*[.$B$1]" office:value-type="float" office:value="3.4" calcext:value-type="float">
            <text:p>3,400</text:p>
          </table:table-cell>
          <table:table-cell table:style-name="ce27" table:formula="of:=((([.D$4]+[.$B$2])/[.$A6])+1)*[.$B$1]" office:value-type="float" office:value="3.6" calcext:value-type="float">
            <text:p>3,600</text:p>
          </table:table-cell>
          <table:table-cell table:style-name="ce27" table:formula="of:=((([.E$4]+[.$B$2])/[.$A6])+1)*[.$B$1]" office:value-type="float" office:value="3.8" calcext:value-type="float">
            <text:p>3,800</text:p>
          </table:table-cell>
          <table:table-cell table:style-name="ce27" table:formula="of:=((([.F$4]+[.$B$2])/[.$A6])+1)*[.$B$1]" office:value-type="float" office:value="4.06666666666667" calcext:value-type="float">
            <text:p>4,067</text:p>
          </table:table-cell>
          <table:table-cell table:style-name="ce27" table:formula="of:=((([.G$4]+[.$B$2])/[.$A6])+1)*[.$B$1]" office:value-type="float" office:value="4.4" calcext:value-type="float">
            <text:p>4,400</text:p>
          </table:table-cell>
          <table:table-cell table:style-name="ce27" table:formula="of:=((([.H$4]+[.$B$2])/[.$A6])+1)*[.$B$1]" office:value-type="float" office:value="4.8" calcext:value-type="float">
            <text:p>4,800</text:p>
          </table:table-cell>
          <table:table-cell table:style-name="ce27" table:formula="of:=((([.I$4]+[.$B$2])/[.$A6])+1)*[.$B$1]" office:value-type="float" office:value="5.2" calcext:value-type="float">
            <text:p>5,200</text:p>
          </table:table-cell>
          <table:table-cell table:style-name="ce27" table:formula="of:=((([.J$4]+[.$B$2])/[.$A6])+1)*[.$B$1]" office:value-type="float" office:value="5.73333333333333" calcext:value-type="float">
            <text:p>5,733</text:p>
          </table:table-cell>
          <table:table-cell table:style-name="ce27" table:formula="of:=((([.K$4]+[.$B$2])/[.$A6])+1)*[.$B$1]" office:value-type="float" office:value="6.33333333333334" calcext:value-type="float">
            <text:p>6,333</text:p>
          </table:table-cell>
          <table:table-cell table:style-name="ce27" table:formula="of:=((([.L$4]+[.$B$2])/[.$A6])+1)*[.$B$1]" office:value-type="float" office:value="7.13333333333334" calcext:value-type="float">
            <text:p>7,133</text:p>
          </table:table-cell>
          <table:table-cell table:style-name="ce27" table:formula="of:=((([.M$4]+[.$B$2])/[.$A6])+1)*[.$B$1]" office:value-type="float" office:value="8.06666666666667" calcext:value-type="float">
            <text:p>8,067</text:p>
          </table:table-cell>
          <table:table-cell table:style-name="ce27" table:formula="of:=((([.N$4]+[.$B$2])/[.$A6])+1)*[.$B$1]" office:value-type="float" office:value="9.26666666666667" calcext:value-type="float">
            <text:p>9,267</text:p>
          </table:table-cell>
          <table:table-cell table:style-name="ce27" table:formula="of:=((([.O$4]+[.$B$2])/[.$A6])+1)*[.$B$1]" office:value-type="float" office:value="10.6" calcext:value-type="float">
            <text:p>10,600</text:p>
          </table:table-cell>
          <table:table-cell table:style-name="ce27" table:formula="of:=((([.P$4]+[.$B$2])/[.$A6])+1)*[.$B$1]" office:value-type="float" office:value="12.6" calcext:value-type="float">
            <text:p>12,600</text:p>
          </table:table-cell>
          <table:table-cell table:style-name="ce27" table:formula="of:=((([.Q$4]+[.$B$2])/[.$A6])+1)*[.$B$1]" office:value-type="float" office:value="14.6" calcext:value-type="float">
            <text:p>14,600</text:p>
          </table:table-cell>
          <table:table-cell table:style-name="ce27" table:formula="of:=((([.R$4]+[.$B$2])/[.$A6])+1)*[.$B$1]" office:value-type="float" office:value="17.2666666666667" calcext:value-type="float">
            <text:p>17,267</text:p>
          </table:table-cell>
          <table:table-cell table:style-name="ce27" table:formula="of:=((([.S$4]+[.$B$2])/[.$A6])+1)*[.$B$1]" office:value-type="float" office:value="20.6" calcext:value-type="float">
            <text:p>20,600</text:p>
          </table:table-cell>
          <table:table-cell table:style-name="ce27" table:formula="of:=((([.T$4]+[.$B$2])/[.$A6])+1)*[.$B$1]" office:value-type="float" office:value="24.6" calcext:value-type="float">
            <text:p>24,600</text:p>
          </table:table-cell>
          <table:table-cell table:style-name="ce27" table:formula="of:=((([.U$4]+[.$B$2])/[.$A6])+1)*[.$B$1]" office:value-type="float" office:value="28.6" calcext:value-type="float">
            <text:p>28,600</text:p>
          </table:table-cell>
          <table:table-cell table:style-name="ce27" table:formula="of:=((([.V$4]+[.$B$2])/[.$A6])+1)*[.$B$1]" office:value-type="float" office:value="33.9333333333333" calcext:value-type="float">
            <text:p>33,933</text:p>
          </table:table-cell>
          <table:table-cell table:style-name="ce27" table:formula="of:=((([.W$4]+[.$B$2])/[.$A6])+1)*[.$B$1]" office:value-type="float" office:value="39.9333333333333" calcext:value-type="float">
            <text:p>39,933</text:p>
          </table:table-cell>
          <table:table-cell table:style-name="ce27" table:formula="of:=((([.X$4]+[.$B$2])/[.$A6])+1)*[.$B$1]" office:value-type="float" office:value="47.9333333333333" calcext:value-type="float">
            <text:p>47,933</text:p>
          </table:table-cell>
          <table:table-cell table:style-name="ce27" table:formula="of:=((([.Y$4]+[.$B$2])/[.$A6])+1)*[.$B$1]" office:value-type="float" office:value="57.2666666666667" calcext:value-type="float">
            <text:p>57,267</text:p>
          </table:table-cell>
          <table:table-cell table:style-name="ce27" table:formula="of:=((([.Z$4]+[.$B$2])/[.$A6])+1)*[.$B$1]" office:value-type="float" office:value="69.2666666666667" calcext:value-type="float">
            <text:p>69,267</text:p>
          </table:table-cell>
          <table:table-cell table:style-name="ce27" table:formula="of:=((([.AA$4]+[.$B$2])/[.$A6])+1)*[.$B$1]" office:value-type="float" office:value="82.6" calcext:value-type="float">
            <text:p>82,600</text:p>
          </table:table-cell>
          <table:table-cell table:style-name="ce27" table:formula="of:=((([.AB$4]+[.$B$2])/[.$A6])+1)*[.$B$1]" office:value-type="float" office:value="102.6" calcext:value-type="float">
            <text:p>102,600</text:p>
          </table:table-cell>
          <table:table-cell table:style-name="ce3" table:number-columns-repeated="6"/>
          <table:table-cell table:style-name="ce1" table:number-columns-repeated="986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27" table:formula="of:=((([.B$4]+[.$B$2])/[.$A7])+1)*[.$B$1]" office:value-type="float" office:value="2.77333333333333" calcext:value-type="float">
            <text:p>2,773</text:p>
          </table:table-cell>
          <table:table-cell table:style-name="ce27" table:formula="of:=((([.C$4]+[.$B$2])/[.$A7])+1)*[.$B$1]" office:value-type="float" office:value="2.88" calcext:value-type="float">
            <text:p>2,880</text:p>
          </table:table-cell>
          <table:table-cell table:style-name="ce27" table:formula="of:=((([.D$4]+[.$B$2])/[.$A7])+1)*[.$B$1]" office:value-type="float" office:value="3.04" calcext:value-type="float">
            <text:p>3,040</text:p>
          </table:table-cell>
          <table:table-cell table:style-name="ce27" table:formula="of:=((([.E$4]+[.$B$2])/[.$A7])+1)*[.$B$1]" office:value-type="float" office:value="3.2" calcext:value-type="float">
            <text:p>3,200</text:p>
          </table:table-cell>
          <table:table-cell table:style-name="ce27" table:formula="of:=((([.F$4]+[.$B$2])/[.$A7])+1)*[.$B$1]" office:value-type="float" office:value="3.41333333333333" calcext:value-type="float">
            <text:p>3,413</text:p>
          </table:table-cell>
          <table:table-cell table:style-name="ce27" table:formula="of:=((([.G$4]+[.$B$2])/[.$A7])+1)*[.$B$1]" office:value-type="float" office:value="3.68" calcext:value-type="float">
            <text:p>3,680</text:p>
          </table:table-cell>
          <table:table-cell table:style-name="ce27" table:formula="of:=((([.H$4]+[.$B$2])/[.$A7])+1)*[.$B$1]" office:value-type="float" office:value="4" calcext:value-type="float">
            <text:p>4,000</text:p>
          </table:table-cell>
          <table:table-cell table:style-name="ce27" table:formula="of:=((([.I$4]+[.$B$2])/[.$A7])+1)*[.$B$1]" office:value-type="float" office:value="4.32" calcext:value-type="float">
            <text:p>4,320</text:p>
          </table:table-cell>
          <table:table-cell table:style-name="ce27" table:formula="of:=((([.J$4]+[.$B$2])/[.$A7])+1)*[.$B$1]" office:value-type="float" office:value="4.74666666666667" calcext:value-type="float">
            <text:p>4,747</text:p>
          </table:table-cell>
          <table:table-cell table:style-name="ce27" table:formula="of:=((([.K$4]+[.$B$2])/[.$A7])+1)*[.$B$1]" office:value-type="float" office:value="5.22666666666667" calcext:value-type="float">
            <text:p>5,227</text:p>
          </table:table-cell>
          <table:table-cell table:style-name="ce27" table:formula="of:=((([.L$4]+[.$B$2])/[.$A7])+1)*[.$B$1]" office:value-type="float" office:value="5.86666666666667" calcext:value-type="float">
            <text:p>5,867</text:p>
          </table:table-cell>
          <table:table-cell table:style-name="ce27" table:formula="of:=((([.M$4]+[.$B$2])/[.$A7])+1)*[.$B$1]" office:value-type="float" office:value="6.61333333333333" calcext:value-type="float">
            <text:p>6,613</text:p>
          </table:table-cell>
          <table:table-cell table:style-name="ce27" table:formula="of:=((([.N$4]+[.$B$2])/[.$A7])+1)*[.$B$1]" office:value-type="float" office:value="7.57333333333333" calcext:value-type="float">
            <text:p>7,573</text:p>
          </table:table-cell>
          <table:table-cell table:style-name="ce27" table:formula="of:=((([.O$4]+[.$B$2])/[.$A7])+1)*[.$B$1]" office:value-type="float" office:value="8.64" calcext:value-type="float">
            <text:p>8,640</text:p>
          </table:table-cell>
          <table:table-cell table:style-name="ce27" table:formula="of:=((([.P$4]+[.$B$2])/[.$A7])+1)*[.$B$1]" office:value-type="float" office:value="10.24" calcext:value-type="float">
            <text:p>10,240</text:p>
          </table:table-cell>
          <table:table-cell table:style-name="ce27" table:formula="of:=((([.Q$4]+[.$B$2])/[.$A7])+1)*[.$B$1]" office:value-type="float" office:value="11.84" calcext:value-type="float">
            <text:p>11,840</text:p>
          </table:table-cell>
          <table:table-cell table:style-name="ce27" table:formula="of:=((([.R$4]+[.$B$2])/[.$A7])+1)*[.$B$1]" office:value-type="float" office:value="13.9733333333333" calcext:value-type="float">
            <text:p>13,973</text:p>
          </table:table-cell>
          <table:table-cell table:style-name="ce27" table:formula="of:=((([.S$4]+[.$B$2])/[.$A7])+1)*[.$B$1]" office:value-type="float" office:value="16.64" calcext:value-type="float">
            <text:p>16,640</text:p>
          </table:table-cell>
          <table:table-cell table:style-name="ce27" table:formula="of:=((([.T$4]+[.$B$2])/[.$A7])+1)*[.$B$1]" office:value-type="float" office:value="19.84" calcext:value-type="float">
            <text:p>19,840</text:p>
          </table:table-cell>
          <table:table-cell table:style-name="ce27" table:formula="of:=((([.U$4]+[.$B$2])/[.$A7])+1)*[.$B$1]" office:value-type="float" office:value="23.04" calcext:value-type="float">
            <text:p>23,040</text:p>
          </table:table-cell>
          <table:table-cell table:style-name="ce27" table:formula="of:=((([.V$4]+[.$B$2])/[.$A7])+1)*[.$B$1]" office:value-type="float" office:value="27.3066666666667" calcext:value-type="float">
            <text:p>27,307</text:p>
          </table:table-cell>
          <table:table-cell table:style-name="ce27" table:formula="of:=((([.W$4]+[.$B$2])/[.$A7])+1)*[.$B$1]" office:value-type="float" office:value="32.1066666666667" calcext:value-type="float">
            <text:p>32,107</text:p>
          </table:table-cell>
          <table:table-cell table:style-name="ce27" table:formula="of:=((([.X$4]+[.$B$2])/[.$A7])+1)*[.$B$1]" office:value-type="float" office:value="38.5066666666667" calcext:value-type="float">
            <text:p>38,507</text:p>
          </table:table-cell>
          <table:table-cell table:style-name="ce27" table:formula="of:=((([.Y$4]+[.$B$2])/[.$A7])+1)*[.$B$1]" office:value-type="float" office:value="45.9733333333333" calcext:value-type="float">
            <text:p>45,973</text:p>
          </table:table-cell>
          <table:table-cell table:style-name="ce27" table:formula="of:=((([.Z$4]+[.$B$2])/[.$A7])+1)*[.$B$1]" office:value-type="float" office:value="55.5733333333333" calcext:value-type="float">
            <text:p>55,573</text:p>
          </table:table-cell>
          <table:table-cell table:style-name="ce27" table:formula="of:=((([.AA$4]+[.$B$2])/[.$A7])+1)*[.$B$1]" office:value-type="float" office:value="66.24" calcext:value-type="float">
            <text:p>66,240</text:p>
          </table:table-cell>
          <table:table-cell table:style-name="ce27" table:formula="of:=((([.AB$4]+[.$B$2])/[.$A7])+1)*[.$B$1]" office:value-type="float" office:value="82.24" calcext:value-type="float">
            <text:p>82,240</text:p>
          </table:table-cell>
          <table:table-cell table:style-name="ce3" table:number-columns-repeated="6"/>
          <table:table-cell table:style-name="ce1" table:number-columns-repeated="986"/>
        </table:table-row>
        <table:table-row table:style-name="ro1">
          <table:table-cell office:value-type="float" office:value="1.8" calcext:value-type="float">
            <text:p>1,8</text:p>
          </table:table-cell>
          <table:table-cell table:style-name="ce27" table:formula="of:=((([.B$4]+[.$B$2])/[.$A8])+1)*[.$B$1]" office:value-type="float" office:value="2.44444444444444" calcext:value-type="float">
            <text:p>2,444</text:p>
          </table:table-cell>
          <table:table-cell table:style-name="ce27" table:formula="of:=((([.C$4]+[.$B$2])/[.$A8])+1)*[.$B$1]" office:value-type="float" office:value="2.53333333333333" calcext:value-type="float">
            <text:p>2,533</text:p>
          </table:table-cell>
          <table:table-cell table:style-name="ce27" table:formula="of:=((([.D$4]+[.$B$2])/[.$A8])+1)*[.$B$1]" office:value-type="float" office:value="2.66666666666667" calcext:value-type="float">
            <text:p>2,667</text:p>
          </table:table-cell>
          <table:table-cell table:style-name="ce27" table:formula="of:=((([.E$4]+[.$B$2])/[.$A8])+1)*[.$B$1]" office:value-type="float" office:value="2.8" calcext:value-type="float">
            <text:p>2,800</text:p>
          </table:table-cell>
          <table:table-cell table:style-name="ce27" table:formula="of:=((([.F$4]+[.$B$2])/[.$A8])+1)*[.$B$1]" office:value-type="float" office:value="2.97777777777778" calcext:value-type="float">
            <text:p>2,978</text:p>
          </table:table-cell>
          <table:table-cell table:style-name="ce27" table:formula="of:=((([.G$4]+[.$B$2])/[.$A8])+1)*[.$B$1]" office:value-type="float" office:value="3.2" calcext:value-type="float">
            <text:p>3,200</text:p>
          </table:table-cell>
          <table:table-cell table:style-name="ce27" table:formula="of:=((([.H$4]+[.$B$2])/[.$A8])+1)*[.$B$1]" office:value-type="float" office:value="3.46666666666667" calcext:value-type="float">
            <text:p>3,467</text:p>
          </table:table-cell>
          <table:table-cell table:style-name="ce27" table:formula="of:=((([.I$4]+[.$B$2])/[.$A8])+1)*[.$B$1]" office:value-type="float" office:value="3.73333333333333" calcext:value-type="float">
            <text:p>3,733</text:p>
          </table:table-cell>
          <table:table-cell table:style-name="ce27" table:formula="of:=((([.J$4]+[.$B$2])/[.$A8])+1)*[.$B$1]" office:value-type="float" office:value="4.08888888888889" calcext:value-type="float">
            <text:p>4,089</text:p>
          </table:table-cell>
          <table:table-cell table:style-name="ce27" table:formula="of:=((([.K$4]+[.$B$2])/[.$A8])+1)*[.$B$1]" office:value-type="float" office:value="4.48888888888889" calcext:value-type="float">
            <text:p>4,489</text:p>
          </table:table-cell>
          <table:table-cell table:style-name="ce27" table:formula="of:=((([.L$4]+[.$B$2])/[.$A8])+1)*[.$B$1]" office:value-type="float" office:value="5.02222222222222" calcext:value-type="float">
            <text:p>5,022</text:p>
          </table:table-cell>
          <table:table-cell table:style-name="ce27" table:formula="of:=((([.M$4]+[.$B$2])/[.$A8])+1)*[.$B$1]" office:value-type="float" office:value="5.64444444444444" calcext:value-type="float">
            <text:p>5,644</text:p>
          </table:table-cell>
          <table:table-cell table:style-name="ce27" table:formula="of:=((([.N$4]+[.$B$2])/[.$A8])+1)*[.$B$1]" office:value-type="float" office:value="6.44444444444445" calcext:value-type="float">
            <text:p>6,444</text:p>
          </table:table-cell>
          <table:table-cell table:style-name="ce27" table:formula="of:=((([.O$4]+[.$B$2])/[.$A8])+1)*[.$B$1]" office:value-type="float" office:value="7.33333333333333" calcext:value-type="float">
            <text:p>7,333</text:p>
          </table:table-cell>
          <table:table-cell table:style-name="ce27" table:formula="of:=((([.P$4]+[.$B$2])/[.$A8])+1)*[.$B$1]" office:value-type="float" office:value="8.66666666666667" calcext:value-type="float">
            <text:p>8,667</text:p>
          </table:table-cell>
          <table:table-cell table:style-name="ce27" table:formula="of:=((([.Q$4]+[.$B$2])/[.$A8])+1)*[.$B$1]" office:value-type="float" office:value="10" calcext:value-type="float">
            <text:p>10,000</text:p>
          </table:table-cell>
          <table:table-cell table:style-name="ce27" table:formula="of:=((([.R$4]+[.$B$2])/[.$A8])+1)*[.$B$1]" office:value-type="float" office:value="11.7777777777778" calcext:value-type="float">
            <text:p>11,778</text:p>
          </table:table-cell>
          <table:table-cell table:style-name="ce27" table:formula="of:=((([.S$4]+[.$B$2])/[.$A8])+1)*[.$B$1]" office:value-type="float" office:value="14" calcext:value-type="float">
            <text:p>14,000</text:p>
          </table:table-cell>
          <table:table-cell table:style-name="ce27" table:formula="of:=((([.T$4]+[.$B$2])/[.$A8])+1)*[.$B$1]" office:value-type="float" office:value="16.6666666666667" calcext:value-type="float">
            <text:p>16,667</text:p>
          </table:table-cell>
          <table:table-cell table:style-name="ce27" table:formula="of:=((([.U$4]+[.$B$2])/[.$A8])+1)*[.$B$1]" office:value-type="float" office:value="19.3333333333333" calcext:value-type="float">
            <text:p>19,333</text:p>
          </table:table-cell>
          <table:table-cell table:style-name="ce27" table:formula="of:=((([.V$4]+[.$B$2])/[.$A8])+1)*[.$B$1]" office:value-type="float" office:value="22.8888888888889" calcext:value-type="float">
            <text:p>22,889</text:p>
          </table:table-cell>
          <table:table-cell table:style-name="ce27" table:formula="of:=((([.W$4]+[.$B$2])/[.$A8])+1)*[.$B$1]" office:value-type="float" office:value="26.8888888888889" calcext:value-type="float">
            <text:p>26,889</text:p>
          </table:table-cell>
          <table:table-cell table:style-name="ce27" table:formula="of:=((([.X$4]+[.$B$2])/[.$A8])+1)*[.$B$1]" office:value-type="float" office:value="32.2222222222222" calcext:value-type="float">
            <text:p>32,222</text:p>
          </table:table-cell>
          <table:table-cell table:style-name="ce27" table:formula="of:=((([.Y$4]+[.$B$2])/[.$A8])+1)*[.$B$1]" office:value-type="float" office:value="38.4444444444445" calcext:value-type="float">
            <text:p>38,444</text:p>
          </table:table-cell>
          <table:table-cell table:style-name="ce27" table:formula="of:=((([.Z$4]+[.$B$2])/[.$A8])+1)*[.$B$1]" office:value-type="float" office:value="46.4444444444445" calcext:value-type="float">
            <text:p>46,444</text:p>
          </table:table-cell>
          <table:table-cell table:style-name="ce27" table:formula="of:=((([.AA$4]+[.$B$2])/[.$A8])+1)*[.$B$1]" office:value-type="float" office:value="55.3333333333333" calcext:value-type="float">
            <text:p>55,333</text:p>
          </table:table-cell>
          <table:table-cell table:style-name="ce27" table:formula="of:=((([.AB$4]+[.$B$2])/[.$A8])+1)*[.$B$1]" office:value-type="float" office:value="68.6666666666667" calcext:value-type="float">
            <text:p>68,667</text:p>
          </table:table-cell>
          <table:table-cell table:style-name="ce3" table:number-columns-repeated="6"/>
          <table:table-cell table:style-name="ce1" table:number-columns-repeated="986"/>
        </table:table-row>
        <table:table-row table:style-name="ro1">
          <table:table-cell table:style-name="ce3" office:value-type="float" office:value="2.2" calcext:value-type="float">
            <text:p>2,2</text:p>
          </table:table-cell>
          <table:table-cell table:style-name="ce27" table:formula="of:=((([.B$4]+[.$B$2])/[.$A9])+1)*[.$B$1]" office:value-type="float" office:value="2.14545454545455" calcext:value-type="float">
            <text:p>2,145</text:p>
          </table:table-cell>
          <table:table-cell table:style-name="ce27" table:formula="of:=((([.C$4]+[.$B$2])/[.$A9])+1)*[.$B$1]" office:value-type="float" office:value="2.21818181818182" calcext:value-type="float">
            <text:p>2,218</text:p>
          </table:table-cell>
          <table:table-cell table:style-name="ce27" table:formula="of:=((([.D$4]+[.$B$2])/[.$A9])+1)*[.$B$1]" office:value-type="float" office:value="2.32727272727273" calcext:value-type="float">
            <text:p>2,327</text:p>
          </table:table-cell>
          <table:table-cell table:style-name="ce27" table:formula="of:=((([.E$4]+[.$B$2])/[.$A9])+1)*[.$B$1]" office:value-type="float" office:value="2.43636363636364" calcext:value-type="float">
            <text:p>2,436</text:p>
          </table:table-cell>
          <table:table-cell table:style-name="ce27" table:formula="of:=((([.F$4]+[.$B$2])/[.$A9])+1)*[.$B$1]" office:value-type="float" office:value="2.58181818181818" calcext:value-type="float">
            <text:p>2,582</text:p>
          </table:table-cell>
          <table:table-cell table:style-name="ce27" table:formula="of:=((([.G$4]+[.$B$2])/[.$A9])+1)*[.$B$1]" office:value-type="float" office:value="2.76363636363636" calcext:value-type="float">
            <text:p>2,764</text:p>
          </table:table-cell>
          <table:table-cell table:style-name="ce27" table:formula="of:=((([.H$4]+[.$B$2])/[.$A9])+1)*[.$B$1]" office:value-type="float" office:value="2.98181818181818" calcext:value-type="float">
            <text:p>2,982</text:p>
          </table:table-cell>
          <table:table-cell table:style-name="ce27" table:formula="of:=((([.I$4]+[.$B$2])/[.$A9])+1)*[.$B$1]" office:value-type="float" office:value="3.2" calcext:value-type="float">
            <text:p>3,200</text:p>
          </table:table-cell>
          <table:table-cell table:style-name="ce27" table:formula="of:=((([.J$4]+[.$B$2])/[.$A9])+1)*[.$B$1]" office:value-type="float" office:value="3.49090909090909" calcext:value-type="float">
            <text:p>3,491</text:p>
          </table:table-cell>
          <table:table-cell table:style-name="ce27" table:formula="of:=((([.K$4]+[.$B$2])/[.$A9])+1)*[.$B$1]" office:value-type="float" office:value="3.81818181818182" calcext:value-type="float">
            <text:p>3,818</text:p>
          </table:table-cell>
          <table:table-cell table:style-name="ce27" table:formula="of:=((([.L$4]+[.$B$2])/[.$A9])+1)*[.$B$1]" office:value-type="float" office:value="4.25454545454545" calcext:value-type="float">
            <text:p>4,255</text:p>
          </table:table-cell>
          <table:table-cell table:style-name="ce27" table:formula="of:=((([.M$4]+[.$B$2])/[.$A9])+1)*[.$B$1]" office:value-type="float" office:value="4.76363636363636" calcext:value-type="float">
            <text:p>4,764</text:p>
          </table:table-cell>
          <table:table-cell table:style-name="ce27" table:formula="of:=((([.N$4]+[.$B$2])/[.$A9])+1)*[.$B$1]" office:value-type="float" office:value="5.41818181818182" calcext:value-type="float">
            <text:p>5,418</text:p>
          </table:table-cell>
          <table:table-cell table:style-name="ce27" table:formula="of:=((([.O$4]+[.$B$2])/[.$A9])+1)*[.$B$1]" office:value-type="float" office:value="6.14545454545455" calcext:value-type="float">
            <text:p>6,145</text:p>
          </table:table-cell>
          <table:table-cell table:style-name="ce27" table:formula="of:=((([.P$4]+[.$B$2])/[.$A9])+1)*[.$B$1]" office:value-type="float" office:value="7.23636363636364" calcext:value-type="float">
            <text:p>7,236</text:p>
          </table:table-cell>
          <table:table-cell table:style-name="ce27" table:formula="of:=((([.Q$4]+[.$B$2])/[.$A9])+1)*[.$B$1]" office:value-type="float" office:value="8.32727272727273" calcext:value-type="float">
            <text:p>8,327</text:p>
          </table:table-cell>
          <table:table-cell table:style-name="ce27" table:formula="of:=((([.R$4]+[.$B$2])/[.$A9])+1)*[.$B$1]" office:value-type="float" office:value="9.78181818181818" calcext:value-type="float">
            <text:p>9,782</text:p>
          </table:table-cell>
          <table:table-cell table:style-name="ce27" table:formula="of:=((([.S$4]+[.$B$2])/[.$A9])+1)*[.$B$1]" office:value-type="float" office:value="11.6" calcext:value-type="float">
            <text:p>11,600</text:p>
          </table:table-cell>
          <table:table-cell table:style-name="ce27" table:formula="of:=((([.T$4]+[.$B$2])/[.$A9])+1)*[.$B$1]" office:value-type="float" office:value="13.7818181818182" calcext:value-type="float">
            <text:p>13,782</text:p>
          </table:table-cell>
          <table:table-cell table:style-name="ce27" table:formula="of:=((([.U$4]+[.$B$2])/[.$A9])+1)*[.$B$1]" office:value-type="float" office:value="15.9636363636364" calcext:value-type="float">
            <text:p>15,964</text:p>
          </table:table-cell>
          <table:table-cell table:style-name="ce27" table:formula="of:=((([.V$4]+[.$B$2])/[.$A9])+1)*[.$B$1]" office:value-type="float" office:value="18.8727272727273" calcext:value-type="float">
            <text:p>18,873</text:p>
          </table:table-cell>
          <table:table-cell table:style-name="ce27" table:formula="of:=((([.W$4]+[.$B$2])/[.$A9])+1)*[.$B$1]" office:value-type="float" office:value="22.1454545454545" calcext:value-type="float">
            <text:p>22,145</text:p>
          </table:table-cell>
          <table:table-cell table:style-name="ce27" table:formula="of:=((([.X$4]+[.$B$2])/[.$A9])+1)*[.$B$1]" office:value-type="float" office:value="26.5090909090909" calcext:value-type="float">
            <text:p>26,509</text:p>
          </table:table-cell>
          <table:table-cell table:style-name="ce27" table:formula="of:=((([.Y$4]+[.$B$2])/[.$A9])+1)*[.$B$1]" office:value-type="float" office:value="31.6" calcext:value-type="float">
            <text:p>31,600</text:p>
          </table:table-cell>
          <table:table-cell table:style-name="ce27" table:formula="of:=((([.Z$4]+[.$B$2])/[.$A9])+1)*[.$B$1]" office:value-type="float" office:value="38.1454545454546" calcext:value-type="float">
            <text:p>38,145</text:p>
          </table:table-cell>
          <table:table-cell table:style-name="ce27" table:formula="of:=((([.AA$4]+[.$B$2])/[.$A9])+1)*[.$B$1]" office:value-type="float" office:value="45.4181818181818" calcext:value-type="float">
            <text:p>45,418</text:p>
          </table:table-cell>
          <table:table-cell table:style-name="ce27" table:formula="of:=((([.AB$4]+[.$B$2])/[.$A9])+1)*[.$B$1]" office:value-type="float" office:value="56.3272727272727" calcext:value-type="float">
            <text:p>56,327</text:p>
          </table:table-cell>
          <table:table-cell table:style-name="ce3" table:number-columns-repeated="6"/>
          <table:table-cell table:style-name="ce1" table:number-columns-repeated="986"/>
        </table:table-row>
        <table:table-row table:style-name="ro1">
          <table:table-cell office:value-type="float" office:value="2.7" calcext:value-type="float">
            <text:p>2,7</text:p>
          </table:table-cell>
          <table:table-cell table:style-name="ce27" table:formula="of:=((([.B$4]+[.$B$2])/[.$A10])+1)*[.$B$1]" office:value-type="float" office:value="1.8962962962963" calcext:value-type="float">
            <text:p>1,896</text:p>
          </table:table-cell>
          <table:table-cell table:style-name="ce27" table:formula="of:=((([.C$4]+[.$B$2])/[.$A10])+1)*[.$B$1]" office:value-type="float" office:value="1.95555555555556" calcext:value-type="float">
            <text:p>1,956</text:p>
          </table:table-cell>
          <table:table-cell table:style-name="ce27" table:formula="of:=((([.D$4]+[.$B$2])/[.$A10])+1)*[.$B$1]" office:value-type="float" office:value="2.04444444444444" calcext:value-type="float">
            <text:p>2,044</text:p>
          </table:table-cell>
          <table:table-cell table:style-name="ce27" table:formula="of:=((([.E$4]+[.$B$2])/[.$A10])+1)*[.$B$1]" office:value-type="float" office:value="2.13333333333333" calcext:value-type="float">
            <text:p>2,133</text:p>
          </table:table-cell>
          <table:table-cell table:style-name="ce27" table:formula="of:=((([.F$4]+[.$B$2])/[.$A10])+1)*[.$B$1]" office:value-type="float" office:value="2.25185185185185" calcext:value-type="float">
            <text:p>2,252</text:p>
          </table:table-cell>
          <table:table-cell table:style-name="ce27" table:formula="of:=((([.G$4]+[.$B$2])/[.$A10])+1)*[.$B$1]" office:value-type="float" office:value="2.4" calcext:value-type="float">
            <text:p>2,400</text:p>
          </table:table-cell>
          <table:table-cell table:style-name="ce27" table:formula="of:=((([.H$4]+[.$B$2])/[.$A10])+1)*[.$B$1]" office:value-type="float" office:value="2.57777777777778" calcext:value-type="float">
            <text:p>2,578</text:p>
          </table:table-cell>
          <table:table-cell table:style-name="ce27" table:formula="of:=((([.I$4]+[.$B$2])/[.$A10])+1)*[.$B$1]" office:value-type="float" office:value="2.75555555555556" calcext:value-type="float">
            <text:p>2,756</text:p>
          </table:table-cell>
          <table:table-cell table:style-name="ce27" table:formula="of:=((([.J$4]+[.$B$2])/[.$A10])+1)*[.$B$1]" office:value-type="float" office:value="2.99259259259259" calcext:value-type="float">
            <text:p>2,993</text:p>
          </table:table-cell>
          <table:table-cell table:style-name="ce27" table:formula="of:=((([.K$4]+[.$B$2])/[.$A10])+1)*[.$B$1]" office:value-type="float" office:value="3.25925925925926" calcext:value-type="float">
            <text:p>3,259</text:p>
          </table:table-cell>
          <table:table-cell table:style-name="ce27" table:formula="of:=((([.L$4]+[.$B$2])/[.$A10])+1)*[.$B$1]" office:value-type="float" office:value="3.61481481481481" calcext:value-type="float">
            <text:p>3,615</text:p>
          </table:table-cell>
          <table:table-cell table:style-name="ce27" table:formula="of:=((([.M$4]+[.$B$2])/[.$A10])+1)*[.$B$1]" office:value-type="float" office:value="4.02962962962963" calcext:value-type="float">
            <text:p>4,030</text:p>
          </table:table-cell>
          <table:table-cell table:style-name="ce27" table:formula="of:=((([.N$4]+[.$B$2])/[.$A10])+1)*[.$B$1]" office:value-type="float" office:value="4.56296296296296" calcext:value-type="float">
            <text:p>4,563</text:p>
          </table:table-cell>
          <table:table-cell table:style-name="ce27" table:formula="of:=((([.O$4]+[.$B$2])/[.$A10])+1)*[.$B$1]" office:value-type="float" office:value="5.15555555555556" calcext:value-type="float">
            <text:p>5,156</text:p>
          </table:table-cell>
          <table:table-cell table:style-name="ce27" table:formula="of:=((([.P$4]+[.$B$2])/[.$A10])+1)*[.$B$1]" office:value-type="float" office:value="6.04444444444444" calcext:value-type="float">
            <text:p>6,044</text:p>
          </table:table-cell>
          <table:table-cell table:style-name="ce27" table:formula="of:=((([.Q$4]+[.$B$2])/[.$A10])+1)*[.$B$1]" office:value-type="float" office:value="6.93333333333333" calcext:value-type="float">
            <text:p>6,933</text:p>
          </table:table-cell>
          <table:table-cell table:style-name="ce27" table:formula="of:=((([.R$4]+[.$B$2])/[.$A10])+1)*[.$B$1]" office:value-type="float" office:value="8.11851851851852" calcext:value-type="float">
            <text:p>8,119</text:p>
          </table:table-cell>
          <table:table-cell table:style-name="ce27" table:formula="of:=((([.S$4]+[.$B$2])/[.$A10])+1)*[.$B$1]" office:value-type="float" office:value="9.6" calcext:value-type="float">
            <text:p>9,600</text:p>
          </table:table-cell>
          <table:table-cell table:style-name="ce27" table:formula="of:=((([.T$4]+[.$B$2])/[.$A10])+1)*[.$B$1]" office:value-type="float" office:value="11.3777777777778" calcext:value-type="float">
            <text:p>11,378</text:p>
          </table:table-cell>
          <table:table-cell table:style-name="ce27" table:formula="of:=((([.U$4]+[.$B$2])/[.$A10])+1)*[.$B$1]" office:value-type="float" office:value="13.1555555555556" calcext:value-type="float">
            <text:p>13,156</text:p>
          </table:table-cell>
          <table:table-cell table:style-name="ce27" table:formula="of:=((([.V$4]+[.$B$2])/[.$A10])+1)*[.$B$1]" office:value-type="float" office:value="15.5259259259259" calcext:value-type="float">
            <text:p>15,526</text:p>
          </table:table-cell>
          <table:table-cell table:style-name="ce27" table:formula="of:=((([.W$4]+[.$B$2])/[.$A10])+1)*[.$B$1]" office:value-type="float" office:value="18.1925925925926" calcext:value-type="float">
            <text:p>18,193</text:p>
          </table:table-cell>
          <table:table-cell table:style-name="ce27" table:formula="of:=((([.X$4]+[.$B$2])/[.$A10])+1)*[.$B$1]" office:value-type="float" office:value="21.7481481481481" calcext:value-type="float">
            <text:p>21,748</text:p>
          </table:table-cell>
          <table:table-cell table:style-name="ce27" table:formula="of:=((([.Y$4]+[.$B$2])/[.$A10])+1)*[.$B$1]" office:value-type="float" office:value="25.8962962962963" calcext:value-type="float">
            <text:p>25,896</text:p>
          </table:table-cell>
          <table:table-cell table:style-name="ce27" table:formula="of:=((([.Z$4]+[.$B$2])/[.$A10])+1)*[.$B$1]" office:value-type="float" office:value="31.2296296296296" calcext:value-type="float">
            <text:p>31,230</text:p>
          </table:table-cell>
          <table:table-cell table:style-name="ce27" table:formula="of:=((([.AA$4]+[.$B$2])/[.$A10])+1)*[.$B$1]" office:value-type="float" office:value="37.1555555555556" calcext:value-type="float">
            <text:p>37,156</text:p>
          </table:table-cell>
          <table:table-cell table:style-name="ce27" table:formula="of:=((([.AB$4]+[.$B$2])/[.$A10])+1)*[.$B$1]" office:value-type="float" office:value="46.0444444444444" calcext:value-type="float">
            <text:p>46,044</text:p>
          </table:table-cell>
          <table:table-cell table:style-name="ce3" table:number-columns-repeated="6"/>
          <table:table-cell table:style-name="ce1" table:number-columns-repeated="986"/>
        </table:table-row>
        <table:table-row table:style-name="ro1">
          <table:table-cell office:value-type="float" office:value="3.3" calcext:value-type="float">
            <text:p>3,3</text:p>
          </table:table-cell>
          <table:table-cell table:style-name="ce27" table:formula="of:=((([.B$4]+[.$B$2])/[.$A11])+1)*[.$B$1]" office:value-type="float" office:value="1.6969696969697" calcext:value-type="float">
            <text:p>1,697</text:p>
          </table:table-cell>
          <table:table-cell table:style-name="ce27" table:formula="of:=((([.C$4]+[.$B$2])/[.$A11])+1)*[.$B$1]" office:value-type="float" office:value="1.74545454545455" calcext:value-type="float">
            <text:p>1,745</text:p>
          </table:table-cell>
          <table:table-cell table:style-name="ce27" table:formula="of:=((([.D$4]+[.$B$2])/[.$A11])+1)*[.$B$1]" office:value-type="float" office:value="1.81818181818182" calcext:value-type="float">
            <text:p>1,818</text:p>
          </table:table-cell>
          <table:table-cell table:style-name="ce27" table:formula="of:=((([.E$4]+[.$B$2])/[.$A11])+1)*[.$B$1]" office:value-type="float" office:value="1.89090909090909" calcext:value-type="float">
            <text:p>1,891</text:p>
          </table:table-cell>
          <table:table-cell table:style-name="ce27" table:formula="of:=((([.F$4]+[.$B$2])/[.$A11])+1)*[.$B$1]" office:value-type="float" office:value="1.98787878787879" calcext:value-type="float">
            <text:p>1,988</text:p>
          </table:table-cell>
          <table:table-cell table:style-name="ce27" table:formula="of:=((([.G$4]+[.$B$2])/[.$A11])+1)*[.$B$1]" office:value-type="float" office:value="2.10909090909091" calcext:value-type="float">
            <text:p>2,109</text:p>
          </table:table-cell>
          <table:table-cell table:style-name="ce27" table:formula="of:=((([.H$4]+[.$B$2])/[.$A11])+1)*[.$B$1]" office:value-type="float" office:value="2.25454545454546" calcext:value-type="float">
            <text:p>2,255</text:p>
          </table:table-cell>
          <table:table-cell table:style-name="ce27" table:formula="of:=((([.I$4]+[.$B$2])/[.$A11])+1)*[.$B$1]" office:value-type="float" office:value="2.4" calcext:value-type="float">
            <text:p>2,400</text:p>
          </table:table-cell>
          <table:table-cell table:style-name="ce27" table:formula="of:=((([.J$4]+[.$B$2])/[.$A11])+1)*[.$B$1]" office:value-type="float" office:value="2.59393939393939" calcext:value-type="float">
            <text:p>2,594</text:p>
          </table:table-cell>
          <table:table-cell table:style-name="ce27" table:formula="of:=((([.K$4]+[.$B$2])/[.$A11])+1)*[.$B$1]" office:value-type="float" office:value="2.81212121212121" calcext:value-type="float">
            <text:p>2,812</text:p>
          </table:table-cell>
          <table:table-cell table:style-name="ce27" table:formula="of:=((([.L$4]+[.$B$2])/[.$A11])+1)*[.$B$1]" office:value-type="float" office:value="3.1030303030303" calcext:value-type="float">
            <text:p>3,103</text:p>
          </table:table-cell>
          <table:table-cell table:style-name="ce27" table:formula="of:=((([.M$4]+[.$B$2])/[.$A11])+1)*[.$B$1]" office:value-type="float" office:value="3.44242424242424" calcext:value-type="float">
            <text:p>3,442</text:p>
          </table:table-cell>
          <table:table-cell table:style-name="ce27" table:formula="of:=((([.N$4]+[.$B$2])/[.$A11])+1)*[.$B$1]" office:value-type="float" office:value="3.87878787878788" calcext:value-type="float">
            <text:p>3,879</text:p>
          </table:table-cell>
          <table:table-cell table:style-name="ce27" table:formula="of:=((([.O$4]+[.$B$2])/[.$A11])+1)*[.$B$1]" office:value-type="float" office:value="4.36363636363636" calcext:value-type="float">
            <text:p>4,364</text:p>
          </table:table-cell>
          <table:table-cell table:style-name="ce27" table:formula="of:=((([.P$4]+[.$B$2])/[.$A11])+1)*[.$B$1]" office:value-type="float" office:value="5.09090909090909" calcext:value-type="float">
            <text:p>5,091</text:p>
          </table:table-cell>
          <table:table-cell table:style-name="ce27" table:formula="of:=((([.Q$4]+[.$B$2])/[.$A11])+1)*[.$B$1]" office:value-type="float" office:value="5.81818181818182" calcext:value-type="float">
            <text:p>5,818</text:p>
          </table:table-cell>
          <table:table-cell table:style-name="ce27" table:formula="of:=((([.R$4]+[.$B$2])/[.$A11])+1)*[.$B$1]" office:value-type="float" office:value="6.78787878787879" calcext:value-type="float">
            <text:p>6,788</text:p>
          </table:table-cell>
          <table:table-cell table:style-name="ce27" table:formula="of:=((([.S$4]+[.$B$2])/[.$A11])+1)*[.$B$1]" office:value-type="float" office:value="8" calcext:value-type="float">
            <text:p>8,000</text:p>
          </table:table-cell>
          <table:table-cell table:style-name="ce27" table:formula="of:=((([.T$4]+[.$B$2])/[.$A11])+1)*[.$B$1]" office:value-type="float" office:value="9.45454545454546" calcext:value-type="float">
            <text:p>9,455</text:p>
          </table:table-cell>
          <table:table-cell table:style-name="ce27" table:formula="of:=((([.U$4]+[.$B$2])/[.$A11])+1)*[.$B$1]" office:value-type="float" office:value="10.9090909090909" calcext:value-type="float">
            <text:p>10,909</text:p>
          </table:table-cell>
          <table:table-cell table:style-name="ce27" table:formula="of:=((([.V$4]+[.$B$2])/[.$A11])+1)*[.$B$1]" office:value-type="float" office:value="12.8484848484849" calcext:value-type="float">
            <text:p>12,848</text:p>
          </table:table-cell>
          <table:table-cell table:style-name="ce27" table:formula="of:=((([.W$4]+[.$B$2])/[.$A11])+1)*[.$B$1]" office:value-type="float" office:value="15.030303030303" calcext:value-type="float">
            <text:p>15,030</text:p>
          </table:table-cell>
          <table:table-cell table:style-name="ce27" table:formula="of:=((([.X$4]+[.$B$2])/[.$A11])+1)*[.$B$1]" office:value-type="float" office:value="17.9393939393939" calcext:value-type="float">
            <text:p>17,939</text:p>
          </table:table-cell>
          <table:table-cell table:style-name="ce27" table:formula="of:=((([.Y$4]+[.$B$2])/[.$A11])+1)*[.$B$1]" office:value-type="float" office:value="21.3333333333333" calcext:value-type="float">
            <text:p>21,333</text:p>
          </table:table-cell>
          <table:table-cell table:style-name="ce27" table:formula="of:=((([.Z$4]+[.$B$2])/[.$A11])+1)*[.$B$1]" office:value-type="float" office:value="25.6969696969697" calcext:value-type="float">
            <text:p>25,697</text:p>
          </table:table-cell>
          <table:table-cell table:style-name="ce27" table:formula="of:=((([.AA$4]+[.$B$2])/[.$A11])+1)*[.$B$1]" office:value-type="float" office:value="30.5454545454546" calcext:value-type="float">
            <text:p>30,545</text:p>
          </table:table-cell>
          <table:table-cell table:style-name="ce27" table:formula="of:=((([.AB$4]+[.$B$2])/[.$A11])+1)*[.$B$1]" office:value-type="float" office:value="37.8181818181818" calcext:value-type="float">
            <text:p>37,818</text:p>
          </table:table-cell>
          <table:table-cell table:style-name="ce3" table:number-columns-repeated="6"/>
          <table:table-cell table:style-name="ce1" table:number-columns-repeated="986"/>
        </table:table-row>
        <table:table-row table:style-name="ro1">
          <table:table-cell office:value-type="float" office:value="3.9" calcext:value-type="float">
            <text:p>3,9</text:p>
          </table:table-cell>
          <table:table-cell table:style-name="ce27" table:formula="of:=((([.B$4]+[.$B$2])/[.$A12])+1)*[.$B$1]" office:value-type="float" office:value="1.55897435897436" calcext:value-type="float">
            <text:p>1,559</text:p>
          </table:table-cell>
          <table:table-cell table:style-name="ce27" table:formula="of:=((([.C$4]+[.$B$2])/[.$A12])+1)*[.$B$1]" office:value-type="float" office:value="1.6" calcext:value-type="float">
            <text:p>1,600</text:p>
          </table:table-cell>
          <table:table-cell table:style-name="ce27" table:formula="of:=((([.D$4]+[.$B$2])/[.$A12])+1)*[.$B$1]" office:value-type="float" office:value="1.66153846153846" calcext:value-type="float">
            <text:p>1,662</text:p>
          </table:table-cell>
          <table:table-cell table:style-name="ce27" table:formula="of:=((([.E$4]+[.$B$2])/[.$A12])+1)*[.$B$1]" office:value-type="float" office:value="1.72307692307692" calcext:value-type="float">
            <text:p>1,723</text:p>
          </table:table-cell>
          <table:table-cell table:style-name="ce27" table:formula="of:=((([.F$4]+[.$B$2])/[.$A12])+1)*[.$B$1]" office:value-type="float" office:value="1.80512820512821" calcext:value-type="float">
            <text:p>1,805</text:p>
          </table:table-cell>
          <table:table-cell table:style-name="ce27" table:formula="of:=((([.G$4]+[.$B$2])/[.$A12])+1)*[.$B$1]" office:value-type="float" office:value="1.90769230769231" calcext:value-type="float">
            <text:p>1,908</text:p>
          </table:table-cell>
          <table:table-cell table:style-name="ce27" table:formula="of:=((([.H$4]+[.$B$2])/[.$A12])+1)*[.$B$1]" office:value-type="float" office:value="2.03076923076923" calcext:value-type="float">
            <text:p>2,031</text:p>
          </table:table-cell>
          <table:table-cell table:style-name="ce27" table:formula="of:=((([.I$4]+[.$B$2])/[.$A12])+1)*[.$B$1]" office:value-type="float" office:value="2.15384615384615" calcext:value-type="float">
            <text:p>2,154</text:p>
          </table:table-cell>
          <table:table-cell table:style-name="ce27" table:formula="of:=((([.J$4]+[.$B$2])/[.$A12])+1)*[.$B$1]" office:value-type="float" office:value="2.31794871794872" calcext:value-type="float">
            <text:p>2,318</text:p>
          </table:table-cell>
          <table:table-cell table:style-name="ce27" table:formula="of:=((([.K$4]+[.$B$2])/[.$A12])+1)*[.$B$1]" office:value-type="float" office:value="2.5025641025641" calcext:value-type="float">
            <text:p>2,503</text:p>
          </table:table-cell>
          <table:table-cell table:style-name="ce27" table:formula="of:=((([.L$4]+[.$B$2])/[.$A12])+1)*[.$B$1]" office:value-type="float" office:value="2.74871794871795" calcext:value-type="float">
            <text:p>2,749</text:p>
          </table:table-cell>
          <table:table-cell table:style-name="ce27" table:formula="of:=((([.M$4]+[.$B$2])/[.$A12])+1)*[.$B$1]" office:value-type="float" office:value="3.03589743589744" calcext:value-type="float">
            <text:p>3,036</text:p>
          </table:table-cell>
          <table:table-cell table:style-name="ce27" table:formula="of:=((([.N$4]+[.$B$2])/[.$A12])+1)*[.$B$1]" office:value-type="float" office:value="3.40512820512821" calcext:value-type="float">
            <text:p>3,405</text:p>
          </table:table-cell>
          <table:table-cell table:style-name="ce27" table:formula="of:=((([.O$4]+[.$B$2])/[.$A12])+1)*[.$B$1]" office:value-type="float" office:value="3.81538461538462" calcext:value-type="float">
            <text:p>3,815</text:p>
          </table:table-cell>
          <table:table-cell table:style-name="ce27" table:formula="of:=((([.P$4]+[.$B$2])/[.$A12])+1)*[.$B$1]" office:value-type="float" office:value="4.43076923076923" calcext:value-type="float">
            <text:p>4,431</text:p>
          </table:table-cell>
          <table:table-cell table:style-name="ce27" table:formula="of:=((([.Q$4]+[.$B$2])/[.$A12])+1)*[.$B$1]" office:value-type="float" office:value="5.04615384615385" calcext:value-type="float">
            <text:p>5,046</text:p>
          </table:table-cell>
          <table:table-cell table:style-name="ce27" table:formula="of:=((([.R$4]+[.$B$2])/[.$A12])+1)*[.$B$1]" office:value-type="float" office:value="5.86666666666667" calcext:value-type="float">
            <text:p>5,867</text:p>
          </table:table-cell>
          <table:table-cell table:style-name="ce27" table:formula="of:=((([.S$4]+[.$B$2])/[.$A12])+1)*[.$B$1]" office:value-type="float" office:value="6.89230769230769" calcext:value-type="float">
            <text:p>6,892</text:p>
          </table:table-cell>
          <table:table-cell table:style-name="ce27" table:formula="of:=((([.T$4]+[.$B$2])/[.$A12])+1)*[.$B$1]" office:value-type="float" office:value="8.12307692307692" calcext:value-type="float">
            <text:p>8,123</text:p>
          </table:table-cell>
          <table:table-cell table:style-name="ce27" table:formula="of:=((([.U$4]+[.$B$2])/[.$A12])+1)*[.$B$1]" office:value-type="float" office:value="9.35384615384615" calcext:value-type="float">
            <text:p>9,354</text:p>
          </table:table-cell>
          <table:table-cell table:style-name="ce27" table:formula="of:=((([.V$4]+[.$B$2])/[.$A12])+1)*[.$B$1]" office:value-type="float" office:value="10.9948717948718" calcext:value-type="float">
            <text:p>10,995</text:p>
          </table:table-cell>
          <table:table-cell table:style-name="ce27" table:formula="of:=((([.W$4]+[.$B$2])/[.$A12])+1)*[.$B$1]" office:value-type="float" office:value="12.8410256410256" calcext:value-type="float">
            <text:p>12,841</text:p>
          </table:table-cell>
          <table:table-cell table:style-name="ce27" table:formula="of:=((([.X$4]+[.$B$2])/[.$A12])+1)*[.$B$1]" office:value-type="float" office:value="15.3025641025641" calcext:value-type="float">
            <text:p>15,303</text:p>
          </table:table-cell>
          <table:table-cell table:style-name="ce27" table:formula="of:=((([.Y$4]+[.$B$2])/[.$A12])+1)*[.$B$1]" office:value-type="float" office:value="18.174358974359" calcext:value-type="float">
            <text:p>18,174</text:p>
          </table:table-cell>
          <table:table-cell table:style-name="ce27" table:formula="of:=((([.Z$4]+[.$B$2])/[.$A12])+1)*[.$B$1]" office:value-type="float" office:value="21.8666666666667" calcext:value-type="float">
            <text:p>21,867</text:p>
          </table:table-cell>
          <table:table-cell table:style-name="ce27" table:formula="of:=((([.AA$4]+[.$B$2])/[.$A12])+1)*[.$B$1]" office:value-type="float" office:value="25.9692307692308" calcext:value-type="float">
            <text:p>25,969</text:p>
          </table:table-cell>
          <table:table-cell table:style-name="ce27" table:formula="of:=((([.AB$4]+[.$B$2])/[.$A12])+1)*[.$B$1]" office:value-type="float" office:value="32.1230769230769" calcext:value-type="float">
            <text:p>32,123</text:p>
          </table:table-cell>
          <table:table-cell table:style-name="ce3" table:number-columns-repeated="6"/>
          <table:table-cell table:style-name="ce1" table:number-columns-repeated="986"/>
        </table:table-row>
        <table:table-row table:style-name="ro1">
          <table:table-cell office:value-type="float" office:value="4.7" calcext:value-type="float">
            <text:p>4,7</text:p>
          </table:table-cell>
          <table:table-cell table:style-name="ce27" table:formula="of:=((([.B$4]+[.$B$2])/[.$A13])+1)*[.$B$1]" office:value-type="float" office:value="1.42978723404255" calcext:value-type="float">
            <text:p>1,430</text:p>
          </table:table-cell>
          <table:table-cell table:style-name="ce27" table:formula="of:=((([.C$4]+[.$B$2])/[.$A13])+1)*[.$B$1]" office:value-type="float" office:value="1.46382978723404" calcext:value-type="float">
            <text:p>1,464</text:p>
          </table:table-cell>
          <table:table-cell table:style-name="ce27" table:formula="of:=((([.D$4]+[.$B$2])/[.$A13])+1)*[.$B$1]" office:value-type="float" office:value="1.51489361702128" calcext:value-type="float">
            <text:p>1,515</text:p>
          </table:table-cell>
          <table:table-cell table:style-name="ce27" table:formula="of:=((([.E$4]+[.$B$2])/[.$A13])+1)*[.$B$1]" office:value-type="float" office:value="1.56595744680851" calcext:value-type="float">
            <text:p>1,566</text:p>
          </table:table-cell>
          <table:table-cell table:style-name="ce27" table:formula="of:=((([.F$4]+[.$B$2])/[.$A13])+1)*[.$B$1]" office:value-type="float" office:value="1.63404255319149" calcext:value-type="float">
            <text:p>1,634</text:p>
          </table:table-cell>
          <table:table-cell table:style-name="ce27" table:formula="of:=((([.G$4]+[.$B$2])/[.$A13])+1)*[.$B$1]" office:value-type="float" office:value="1.71914893617021" calcext:value-type="float">
            <text:p>1,719</text:p>
          </table:table-cell>
          <table:table-cell table:style-name="ce27" table:formula="of:=((([.H$4]+[.$B$2])/[.$A13])+1)*[.$B$1]" office:value-type="float" office:value="1.82127659574468" calcext:value-type="float">
            <text:p>1,821</text:p>
          </table:table-cell>
          <table:table-cell table:style-name="ce27" table:formula="of:=((([.I$4]+[.$B$2])/[.$A13])+1)*[.$B$1]" office:value-type="float" office:value="1.92340425531915" calcext:value-type="float">
            <text:p>1,923</text:p>
          </table:table-cell>
          <table:table-cell table:style-name="ce27" table:formula="of:=((([.J$4]+[.$B$2])/[.$A13])+1)*[.$B$1]" office:value-type="float" office:value="2.05957446808511" calcext:value-type="float">
            <text:p>2,060</text:p>
          </table:table-cell>
          <table:table-cell table:style-name="ce27" table:formula="of:=((([.K$4]+[.$B$2])/[.$A13])+1)*[.$B$1]" office:value-type="float" office:value="2.21276595744681" calcext:value-type="float">
            <text:p>2,213</text:p>
          </table:table-cell>
          <table:table-cell table:style-name="ce27" table:formula="of:=((([.L$4]+[.$B$2])/[.$A13])+1)*[.$B$1]" office:value-type="float" office:value="2.41702127659575" calcext:value-type="float">
            <text:p>2,417</text:p>
          </table:table-cell>
          <table:table-cell table:style-name="ce27" table:formula="of:=((([.M$4]+[.$B$2])/[.$A13])+1)*[.$B$1]" office:value-type="float" office:value="2.65531914893617" calcext:value-type="float">
            <text:p>2,655</text:p>
          </table:table-cell>
          <table:table-cell table:style-name="ce27" table:formula="of:=((([.N$4]+[.$B$2])/[.$A13])+1)*[.$B$1]" office:value-type="float" office:value="2.96170212765957" calcext:value-type="float">
            <text:p>2,962</text:p>
          </table:table-cell>
          <table:table-cell table:style-name="ce27" table:formula="of:=((([.O$4]+[.$B$2])/[.$A13])+1)*[.$B$1]" office:value-type="float" office:value="3.30212765957447" calcext:value-type="float">
            <text:p>3,302</text:p>
          </table:table-cell>
          <table:table-cell table:style-name="ce27" table:formula="of:=((([.P$4]+[.$B$2])/[.$A13])+1)*[.$B$1]" office:value-type="float" office:value="3.81276595744681" calcext:value-type="float">
            <text:p>3,813</text:p>
          </table:table-cell>
          <table:table-cell table:style-name="ce27" table:formula="of:=((([.Q$4]+[.$B$2])/[.$A13])+1)*[.$B$1]" office:value-type="float" office:value="4.32340425531915" calcext:value-type="float">
            <text:p>4,323</text:p>
          </table:table-cell>
          <table:table-cell table:style-name="ce27" table:formula="of:=((([.R$4]+[.$B$2])/[.$A13])+1)*[.$B$1]" office:value-type="float" office:value="5.00425531914894" calcext:value-type="float">
            <text:p>5,004</text:p>
          </table:table-cell>
          <table:table-cell table:style-name="ce27" table:formula="of:=((([.S$4]+[.$B$2])/[.$A13])+1)*[.$B$1]" office:value-type="float" office:value="5.85531914893617" calcext:value-type="float">
            <text:p>5,855</text:p>
          </table:table-cell>
          <table:table-cell table:style-name="ce27" table:formula="of:=((([.T$4]+[.$B$2])/[.$A13])+1)*[.$B$1]" office:value-type="float" office:value="6.87659574468085" calcext:value-type="float">
            <text:p>6,877</text:p>
          </table:table-cell>
          <table:table-cell table:style-name="ce27" table:formula="of:=((([.U$4]+[.$B$2])/[.$A13])+1)*[.$B$1]" office:value-type="float" office:value="7.89787234042553" calcext:value-type="float">
            <text:p>7,898</text:p>
          </table:table-cell>
          <table:table-cell table:style-name="ce27" table:formula="of:=((([.V$4]+[.$B$2])/[.$A13])+1)*[.$B$1]" office:value-type="float" office:value="9.25957446808511" calcext:value-type="float">
            <text:p>9,260</text:p>
          </table:table-cell>
          <table:table-cell table:style-name="ce27" table:formula="of:=((([.W$4]+[.$B$2])/[.$A13])+1)*[.$B$1]" office:value-type="float" office:value="10.7914893617021" calcext:value-type="float">
            <text:p>10,791</text:p>
          </table:table-cell>
          <table:table-cell table:style-name="ce27" table:formula="of:=((([.X$4]+[.$B$2])/[.$A13])+1)*[.$B$1]" office:value-type="float" office:value="12.8340425531915" calcext:value-type="float">
            <text:p>12,834</text:p>
          </table:table-cell>
          <table:table-cell table:style-name="ce27" table:formula="of:=((([.Y$4]+[.$B$2])/[.$A13])+1)*[.$B$1]" office:value-type="float" office:value="15.2170212765957" calcext:value-type="float">
            <text:p>15,217</text:p>
          </table:table-cell>
          <table:table-cell table:style-name="ce27" table:formula="of:=((([.Z$4]+[.$B$2])/[.$A13])+1)*[.$B$1]" office:value-type="float" office:value="18.2808510638298" calcext:value-type="float">
            <text:p>18,281</text:p>
          </table:table-cell>
          <table:table-cell table:style-name="ce27" table:formula="of:=((([.AA$4]+[.$B$2])/[.$A13])+1)*[.$B$1]" office:value-type="float" office:value="21.6851063829787" calcext:value-type="float">
            <text:p>21,685</text:p>
          </table:table-cell>
          <table:table-cell table:style-name="ce27" table:formula="of:=((([.AB$4]+[.$B$2])/[.$A13])+1)*[.$B$1]" office:value-type="float" office:value="26.7914893617021" calcext:value-type="float">
            <text:p>26,791</text:p>
          </table:table-cell>
          <table:table-cell table:style-name="ce3" table:number-columns-repeated="6"/>
          <table:table-cell table:style-name="ce1" table:number-columns-repeated="986"/>
        </table:table-row>
        <table:table-row table:style-name="ro1">
          <table:table-cell office:value-type="float" office:value="5.6" calcext:value-type="float">
            <text:p>5,6</text:p>
          </table:table-cell>
          <table:table-cell table:style-name="ce27" table:formula="of:=((([.B$4]+[.$B$2])/[.$A14])+1)*[.$B$1]" office:value-type="float" office:value="1.32857142857143" calcext:value-type="float">
            <text:p>1,329</text:p>
          </table:table-cell>
          <table:table-cell table:style-name="ce27" table:formula="of:=((([.C$4]+[.$B$2])/[.$A14])+1)*[.$B$1]" office:value-type="float" office:value="1.35714285714286" calcext:value-type="float">
            <text:p>1,357</text:p>
          </table:table-cell>
          <table:table-cell table:style-name="ce27" table:formula="of:=((([.D$4]+[.$B$2])/[.$A14])+1)*[.$B$1]" office:value-type="float" office:value="1.4" calcext:value-type="float">
            <text:p>1,400</text:p>
          </table:table-cell>
          <table:table-cell table:style-name="ce27" table:formula="of:=((([.E$4]+[.$B$2])/[.$A14])+1)*[.$B$1]" office:value-type="float" office:value="1.44285714285714" calcext:value-type="float">
            <text:p>1,443</text:p>
          </table:table-cell>
          <table:table-cell table:style-name="ce27" table:formula="of:=((([.F$4]+[.$B$2])/[.$A14])+1)*[.$B$1]" office:value-type="float" office:value="1.5" calcext:value-type="float">
            <text:p>1,500</text:p>
          </table:table-cell>
          <table:table-cell table:style-name="ce27" table:formula="of:=((([.G$4]+[.$B$2])/[.$A14])+1)*[.$B$1]" office:value-type="float" office:value="1.57142857142857" calcext:value-type="float">
            <text:p>1,571</text:p>
          </table:table-cell>
          <table:table-cell table:style-name="ce27" table:formula="of:=((([.H$4]+[.$B$2])/[.$A14])+1)*[.$B$1]" office:value-type="float" office:value="1.65714285714286" calcext:value-type="float">
            <text:p>1,657</text:p>
          </table:table-cell>
          <table:table-cell table:style-name="ce27" table:formula="of:=((([.I$4]+[.$B$2])/[.$A14])+1)*[.$B$1]" office:value-type="float" office:value="1.74285714285714" calcext:value-type="float">
            <text:p>1,743</text:p>
          </table:table-cell>
          <table:table-cell table:style-name="ce27" table:formula="of:=((([.J$4]+[.$B$2])/[.$A14])+1)*[.$B$1]" office:value-type="float" office:value="1.85714285714286" calcext:value-type="float">
            <text:p>1,857</text:p>
          </table:table-cell>
          <table:table-cell table:style-name="ce27" table:formula="of:=((([.K$4]+[.$B$2])/[.$A14])+1)*[.$B$1]" office:value-type="float" office:value="1.98571428571429" calcext:value-type="float">
            <text:p>1,986</text:p>
          </table:table-cell>
          <table:table-cell table:style-name="ce27" table:formula="of:=((([.L$4]+[.$B$2])/[.$A14])+1)*[.$B$1]" office:value-type="float" office:value="2.15714285714286" calcext:value-type="float">
            <text:p>2,157</text:p>
          </table:table-cell>
          <table:table-cell table:style-name="ce27" table:formula="of:=((([.M$4]+[.$B$2])/[.$A14])+1)*[.$B$1]" office:value-type="float" office:value="2.35714285714286" calcext:value-type="float">
            <text:p>2,357</text:p>
          </table:table-cell>
          <table:table-cell table:style-name="ce27" table:formula="of:=((([.N$4]+[.$B$2])/[.$A14])+1)*[.$B$1]" office:value-type="float" office:value="2.61428571428571" calcext:value-type="float">
            <text:p>2,614</text:p>
          </table:table-cell>
          <table:table-cell table:style-name="ce27" table:formula="of:=((([.O$4]+[.$B$2])/[.$A14])+1)*[.$B$1]" office:value-type="float" office:value="2.9" calcext:value-type="float">
            <text:p>2,900</text:p>
          </table:table-cell>
          <table:table-cell table:style-name="ce27" table:formula="of:=((([.P$4]+[.$B$2])/[.$A14])+1)*[.$B$1]" office:value-type="float" office:value="3.32857142857143" calcext:value-type="float">
            <text:p>3,329</text:p>
          </table:table-cell>
          <table:table-cell table:style-name="ce27" table:formula="of:=((([.Q$4]+[.$B$2])/[.$A14])+1)*[.$B$1]" office:value-type="float" office:value="3.75714285714286" calcext:value-type="float">
            <text:p>3,757</text:p>
          </table:table-cell>
          <table:table-cell table:style-name="ce27" table:formula="of:=((([.R$4]+[.$B$2])/[.$A14])+1)*[.$B$1]" office:value-type="float" office:value="4.32857142857143" calcext:value-type="float">
            <text:p>4,329</text:p>
          </table:table-cell>
          <table:table-cell table:style-name="ce27" table:formula="of:=((([.S$4]+[.$B$2])/[.$A14])+1)*[.$B$1]" office:value-type="float" office:value="5.04285714285714" calcext:value-type="float">
            <text:p>5,043</text:p>
          </table:table-cell>
          <table:table-cell table:style-name="ce27" table:formula="of:=((([.T$4]+[.$B$2])/[.$A14])+1)*[.$B$1]" office:value-type="float" office:value="5.9" calcext:value-type="float">
            <text:p>5,900</text:p>
          </table:table-cell>
          <table:table-cell table:style-name="ce27" table:formula="of:=((([.U$4]+[.$B$2])/[.$A14])+1)*[.$B$1]" office:value-type="float" office:value="6.75714285714286" calcext:value-type="float">
            <text:p>6,757</text:p>
          </table:table-cell>
          <table:table-cell table:style-name="ce27" table:formula="of:=((([.V$4]+[.$B$2])/[.$A14])+1)*[.$B$1]" office:value-type="float" office:value="7.9" calcext:value-type="float">
            <text:p>7,900</text:p>
          </table:table-cell>
          <table:table-cell table:style-name="ce27" table:formula="of:=((([.W$4]+[.$B$2])/[.$A14])+1)*[.$B$1]" office:value-type="float" office:value="9.18571428571429" calcext:value-type="float">
            <text:p>9,186</text:p>
          </table:table-cell>
          <table:table-cell table:style-name="ce27" table:formula="of:=((([.X$4]+[.$B$2])/[.$A14])+1)*[.$B$1]" office:value-type="float" office:value="10.9" calcext:value-type="float">
            <text:p>10,900</text:p>
          </table:table-cell>
          <table:table-cell table:style-name="ce27" table:formula="of:=((([.Y$4]+[.$B$2])/[.$A14])+1)*[.$B$1]" office:value-type="float" office:value="12.9" calcext:value-type="float">
            <text:p>12,900</text:p>
          </table:table-cell>
          <table:table-cell table:style-name="ce27" table:formula="of:=((([.Z$4]+[.$B$2])/[.$A14])+1)*[.$B$1]" office:value-type="float" office:value="15.4714285714286" calcext:value-type="float">
            <text:p>15,471</text:p>
          </table:table-cell>
          <table:table-cell table:style-name="ce27" table:formula="of:=((([.AA$4]+[.$B$2])/[.$A14])+1)*[.$B$1]" office:value-type="float" office:value="18.3285714285714" calcext:value-type="float">
            <text:p>18,329</text:p>
          </table:table-cell>
          <table:table-cell table:style-name="ce27" table:formula="of:=((([.AB$4]+[.$B$2])/[.$A14])+1)*[.$B$1]" office:value-type="float" office:value="22.6142857142857" calcext:value-type="float">
            <text:p>22,614</text:p>
          </table:table-cell>
          <table:table-cell table:style-name="ce3" table:number-columns-repeated="6"/>
          <table:table-cell table:style-name="ce1" table:number-columns-repeated="986"/>
        </table:table-row>
        <table:table-row table:style-name="ro1">
          <table:table-cell office:value-type="float" office:value="6.8" calcext:value-type="float">
            <text:p>6,8</text:p>
          </table:table-cell>
          <table:table-cell table:style-name="ce27" table:formula="of:=((([.B$4]+[.$B$2])/[.$A15])+1)*[.$B$1]" office:value-type="float" office:value="1.23529411764706" calcext:value-type="float">
            <text:p>1,235</text:p>
          </table:table-cell>
          <table:table-cell table:style-name="ce27" table:formula="of:=((([.C$4]+[.$B$2])/[.$A15])+1)*[.$B$1]" office:value-type="float" office:value="1.25882352941177" calcext:value-type="float">
            <text:p>1,259</text:p>
          </table:table-cell>
          <table:table-cell table:style-name="ce27" table:formula="of:=((([.D$4]+[.$B$2])/[.$A15])+1)*[.$B$1]" office:value-type="float" office:value="1.29411764705882" calcext:value-type="float">
            <text:p>1,294</text:p>
          </table:table-cell>
          <table:table-cell table:style-name="ce27" table:formula="of:=((([.E$4]+[.$B$2])/[.$A15])+1)*[.$B$1]" office:value-type="float" office:value="1.32941176470588" calcext:value-type="float">
            <text:p>1,329</text:p>
          </table:table-cell>
          <table:table-cell table:style-name="ce27" table:formula="of:=((([.F$4]+[.$B$2])/[.$A15])+1)*[.$B$1]" office:value-type="float" office:value="1.37647058823529" calcext:value-type="float">
            <text:p>1,376</text:p>
          </table:table-cell>
          <table:table-cell table:style-name="ce27" table:formula="of:=((([.G$4]+[.$B$2])/[.$A15])+1)*[.$B$1]" office:value-type="float" office:value="1.43529411764706" calcext:value-type="float">
            <text:p>1,435</text:p>
          </table:table-cell>
          <table:table-cell table:style-name="ce27" table:formula="of:=((([.H$4]+[.$B$2])/[.$A15])+1)*[.$B$1]" office:value-type="float" office:value="1.50588235294118" calcext:value-type="float">
            <text:p>1,506</text:p>
          </table:table-cell>
          <table:table-cell table:style-name="ce27" table:formula="of:=((([.I$4]+[.$B$2])/[.$A15])+1)*[.$B$1]" office:value-type="float" office:value="1.57647058823529" calcext:value-type="float">
            <text:p>1,576</text:p>
          </table:table-cell>
          <table:table-cell table:style-name="ce27" table:formula="of:=((([.J$4]+[.$B$2])/[.$A15])+1)*[.$B$1]" office:value-type="float" office:value="1.67058823529412" calcext:value-type="float">
            <text:p>1,671</text:p>
          </table:table-cell>
          <table:table-cell table:style-name="ce27" table:formula="of:=((([.K$4]+[.$B$2])/[.$A15])+1)*[.$B$1]" office:value-type="float" office:value="1.77647058823529" calcext:value-type="float">
            <text:p>1,776</text:p>
          </table:table-cell>
          <table:table-cell table:style-name="ce27" table:formula="of:=((([.L$4]+[.$B$2])/[.$A15])+1)*[.$B$1]" office:value-type="float" office:value="1.91764705882353" calcext:value-type="float">
            <text:p>1,918</text:p>
          </table:table-cell>
          <table:table-cell table:style-name="ce27" table:formula="of:=((([.M$4]+[.$B$2])/[.$A15])+1)*[.$B$1]" office:value-type="float" office:value="2.08235294117647" calcext:value-type="float">
            <text:p>2,082</text:p>
          </table:table-cell>
          <table:table-cell table:style-name="ce27" table:formula="of:=((([.N$4]+[.$B$2])/[.$A15])+1)*[.$B$1]" office:value-type="float" office:value="2.29411764705882" calcext:value-type="float">
            <text:p>2,294</text:p>
          </table:table-cell>
          <table:table-cell table:style-name="ce27" table:formula="of:=((([.O$4]+[.$B$2])/[.$A15])+1)*[.$B$1]" office:value-type="float" office:value="2.52941176470588" calcext:value-type="float">
            <text:p>2,529</text:p>
          </table:table-cell>
          <table:table-cell table:style-name="ce27" table:formula="of:=((([.P$4]+[.$B$2])/[.$A15])+1)*[.$B$1]" office:value-type="float" office:value="2.88235294117647" calcext:value-type="float">
            <text:p>2,882</text:p>
          </table:table-cell>
          <table:table-cell table:style-name="ce27" table:formula="of:=((([.Q$4]+[.$B$2])/[.$A15])+1)*[.$B$1]" office:value-type="float" office:value="3.23529411764706" calcext:value-type="float">
            <text:p>3,235</text:p>
          </table:table-cell>
          <table:table-cell table:style-name="ce27" table:formula="of:=((([.R$4]+[.$B$2])/[.$A15])+1)*[.$B$1]" office:value-type="float" office:value="3.70588235294118" calcext:value-type="float">
            <text:p>3,706</text:p>
          </table:table-cell>
          <table:table-cell table:style-name="ce27" table:formula="of:=((([.S$4]+[.$B$2])/[.$A15])+1)*[.$B$1]" office:value-type="float" office:value="4.29411764705882" calcext:value-type="float">
            <text:p>4,294</text:p>
          </table:table-cell>
          <table:table-cell table:style-name="ce27" table:formula="of:=((([.T$4]+[.$B$2])/[.$A15])+1)*[.$B$1]" office:value-type="float" office:value="5" calcext:value-type="float">
            <text:p>5,000</text:p>
          </table:table-cell>
          <table:table-cell table:style-name="ce27" table:formula="of:=((([.U$4]+[.$B$2])/[.$A15])+1)*[.$B$1]" office:value-type="float" office:value="5.70588235294118" calcext:value-type="float">
            <text:p>5,706</text:p>
          </table:table-cell>
          <table:table-cell table:style-name="ce27" table:formula="of:=((([.V$4]+[.$B$2])/[.$A15])+1)*[.$B$1]" office:value-type="float" office:value="6.64705882352941" calcext:value-type="float">
            <text:p>6,647</text:p>
          </table:table-cell>
          <table:table-cell table:style-name="ce27" table:formula="of:=((([.W$4]+[.$B$2])/[.$A15])+1)*[.$B$1]" office:value-type="float" office:value="7.70588235294118" calcext:value-type="float">
            <text:p>7,706</text:p>
          </table:table-cell>
          <table:table-cell table:style-name="ce27" table:formula="of:=((([.X$4]+[.$B$2])/[.$A15])+1)*[.$B$1]" office:value-type="float" office:value="9.11764705882353" calcext:value-type="float">
            <text:p>9,118</text:p>
          </table:table-cell>
          <table:table-cell table:style-name="ce27" table:formula="of:=((([.Y$4]+[.$B$2])/[.$A15])+1)*[.$B$1]" office:value-type="float" office:value="10.7647058823529" calcext:value-type="float">
            <text:p>10,765</text:p>
          </table:table-cell>
          <table:table-cell table:style-name="ce27" table:formula="of:=((([.Z$4]+[.$B$2])/[.$A15])+1)*[.$B$1]" office:value-type="float" office:value="12.8823529411765" calcext:value-type="float">
            <text:p>12,882</text:p>
          </table:table-cell>
          <table:table-cell table:style-name="ce27" table:formula="of:=((([.AA$4]+[.$B$2])/[.$A15])+1)*[.$B$1]" office:value-type="float" office:value="15.2352941176471" calcext:value-type="float">
            <text:p>15,235</text:p>
          </table:table-cell>
          <table:table-cell table:style-name="ce27" table:formula="of:=((([.AB$4]+[.$B$2])/[.$A15])+1)*[.$B$1]" office:value-type="float" office:value="18.7647058823529" calcext:value-type="float">
            <text:p>18,765</text:p>
          </table:table-cell>
          <table:table-cell table:style-name="ce3" table:number-columns-repeated="6"/>
          <table:table-cell table:style-name="ce1" table:number-columns-repeated="986"/>
        </table:table-row>
        <table:table-row table:style-name="ro1">
          <table:table-cell office:value-type="float" office:value="8.2" calcext:value-type="float">
            <text:p>8,2</text:p>
          </table:table-cell>
          <table:table-cell table:style-name="ce27" table:formula="of:=((([.B$4]+[.$B$2])/[.$A16])+1)*[.$B$1]" office:value-type="float" office:value="1.1609756097561" calcext:value-type="float">
            <text:p>1,161</text:p>
          </table:table-cell>
          <table:table-cell table:style-name="ce27" table:formula="of:=((([.C$4]+[.$B$2])/[.$A16])+1)*[.$B$1]" office:value-type="float" office:value="1.18048780487805" calcext:value-type="float">
            <text:p>1,180</text:p>
          </table:table-cell>
          <table:table-cell table:style-name="ce27" table:formula="of:=((([.D$4]+[.$B$2])/[.$A16])+1)*[.$B$1]" office:value-type="float" office:value="1.20975609756098" calcext:value-type="float">
            <text:p>1,210</text:p>
          </table:table-cell>
          <table:table-cell table:style-name="ce27" table:formula="of:=((([.E$4]+[.$B$2])/[.$A16])+1)*[.$B$1]" office:value-type="float" office:value="1.2390243902439" calcext:value-type="float">
            <text:p>1,239</text:p>
          </table:table-cell>
          <table:table-cell table:style-name="ce27" table:formula="of:=((([.F$4]+[.$B$2])/[.$A16])+1)*[.$B$1]" office:value-type="float" office:value="1.27804878048781" calcext:value-type="float">
            <text:p>1,278</text:p>
          </table:table-cell>
          <table:table-cell table:style-name="ce27" table:formula="of:=((([.G$4]+[.$B$2])/[.$A16])+1)*[.$B$1]" office:value-type="float" office:value="1.32682926829268" calcext:value-type="float">
            <text:p>1,327</text:p>
          </table:table-cell>
          <table:table-cell table:style-name="ce27" table:formula="of:=((([.H$4]+[.$B$2])/[.$A16])+1)*[.$B$1]" office:value-type="float" office:value="1.38536585365854" calcext:value-type="float">
            <text:p>1,385</text:p>
          </table:table-cell>
          <table:table-cell table:style-name="ce27" table:formula="of:=((([.I$4]+[.$B$2])/[.$A16])+1)*[.$B$1]" office:value-type="float" office:value="1.44390243902439" calcext:value-type="float">
            <text:p>1,444</text:p>
          </table:table-cell>
          <table:table-cell table:style-name="ce27" table:formula="of:=((([.J$4]+[.$B$2])/[.$A16])+1)*[.$B$1]" office:value-type="float" office:value="1.5219512195122" calcext:value-type="float">
            <text:p>1,522</text:p>
          </table:table-cell>
          <table:table-cell table:style-name="ce27" table:formula="of:=((([.K$4]+[.$B$2])/[.$A16])+1)*[.$B$1]" office:value-type="float" office:value="1.60975609756098" calcext:value-type="float">
            <text:p>1,610</text:p>
          </table:table-cell>
          <table:table-cell table:style-name="ce27" table:formula="of:=((([.L$4]+[.$B$2])/[.$A16])+1)*[.$B$1]" office:value-type="float" office:value="1.72682926829268" calcext:value-type="float">
            <text:p>1,727</text:p>
          </table:table-cell>
          <table:table-cell table:style-name="ce27" table:formula="of:=((([.M$4]+[.$B$2])/[.$A16])+1)*[.$B$1]" office:value-type="float" office:value="1.86341463414634" calcext:value-type="float">
            <text:p>1,863</text:p>
          </table:table-cell>
          <table:table-cell table:style-name="ce27" table:formula="of:=((([.N$4]+[.$B$2])/[.$A16])+1)*[.$B$1]" office:value-type="float" office:value="2.0390243902439" calcext:value-type="float">
            <text:p>2,039</text:p>
          </table:table-cell>
          <table:table-cell table:style-name="ce27" table:formula="of:=((([.O$4]+[.$B$2])/[.$A16])+1)*[.$B$1]" office:value-type="float" office:value="2.23414634146342" calcext:value-type="float">
            <text:p>2,234</text:p>
          </table:table-cell>
          <table:table-cell table:style-name="ce27" table:formula="of:=((([.P$4]+[.$B$2])/[.$A16])+1)*[.$B$1]" office:value-type="float" office:value="2.52682926829268" calcext:value-type="float">
            <text:p>2,527</text:p>
          </table:table-cell>
          <table:table-cell table:style-name="ce27" table:formula="of:=((([.Q$4]+[.$B$2])/[.$A16])+1)*[.$B$1]" office:value-type="float" office:value="2.81951219512195" calcext:value-type="float">
            <text:p>2,820</text:p>
          </table:table-cell>
          <table:table-cell table:style-name="ce27" table:formula="of:=((([.R$4]+[.$B$2])/[.$A16])+1)*[.$B$1]" office:value-type="float" office:value="3.20975609756098" calcext:value-type="float">
            <text:p>3,210</text:p>
          </table:table-cell>
          <table:table-cell table:style-name="ce27" table:formula="of:=((([.S$4]+[.$B$2])/[.$A16])+1)*[.$B$1]" office:value-type="float" office:value="3.69756097560976" calcext:value-type="float">
            <text:p>3,698</text:p>
          </table:table-cell>
          <table:table-cell table:style-name="ce27" table:formula="of:=((([.T$4]+[.$B$2])/[.$A16])+1)*[.$B$1]" office:value-type="float" office:value="4.28292682926829" calcext:value-type="float">
            <text:p>4,283</text:p>
          </table:table-cell>
          <table:table-cell table:style-name="ce27" table:formula="of:=((([.U$4]+[.$B$2])/[.$A16])+1)*[.$B$1]" office:value-type="float" office:value="4.86829268292683" calcext:value-type="float">
            <text:p>4,868</text:p>
          </table:table-cell>
          <table:table-cell table:style-name="ce27" table:formula="of:=((([.V$4]+[.$B$2])/[.$A16])+1)*[.$B$1]" office:value-type="float" office:value="5.64878048780488" calcext:value-type="float">
            <text:p>5,649</text:p>
          </table:table-cell>
          <table:table-cell table:style-name="ce27" table:formula="of:=((([.W$4]+[.$B$2])/[.$A16])+1)*[.$B$1]" office:value-type="float" office:value="6.52682926829268" calcext:value-type="float">
            <text:p>6,527</text:p>
          </table:table-cell>
          <table:table-cell table:style-name="ce27" table:formula="of:=((([.X$4]+[.$B$2])/[.$A16])+1)*[.$B$1]" office:value-type="float" office:value="7.69756097560976" calcext:value-type="float">
            <text:p>7,698</text:p>
          </table:table-cell>
          <table:table-cell table:style-name="ce27" table:formula="of:=((([.Y$4]+[.$B$2])/[.$A16])+1)*[.$B$1]" office:value-type="float" office:value="9.06341463414634" calcext:value-type="float">
            <text:p>9,063</text:p>
          </table:table-cell>
          <table:table-cell table:style-name="ce27" table:formula="of:=((([.Z$4]+[.$B$2])/[.$A16])+1)*[.$B$1]" office:value-type="float" office:value="10.819512195122" calcext:value-type="float">
            <text:p>10,820</text:p>
          </table:table-cell>
          <table:table-cell table:style-name="ce27" table:formula="of:=((([.AA$4]+[.$B$2])/[.$A16])+1)*[.$B$1]" office:value-type="float" office:value="12.7707317073171" calcext:value-type="float">
            <text:p>12,771</text:p>
          </table:table-cell>
          <table:table-cell table:style-name="ce27" table:formula="of:=((([.AB$4]+[.$B$2])/[.$A16])+1)*[.$B$1]" office:value-type="float" office:value="15.6975609756098" calcext:value-type="float">
            <text:p>15,698</text:p>
          </table:table-cell>
          <table:table-cell table:style-name="ce3" table:number-columns-repeated="6"/>
          <table:table-cell table:style-name="ce1" table:number-columns-repeated="98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7" table:formula="of:=((([.B$4]+[.$B$2])/[.$A17])+1)*[.$B$1]" office:value-type="float" office:value="1.096" calcext:value-type="float">
            <text:p>1,096</text:p>
          </table:table-cell>
          <table:table-cell table:style-name="ce27" table:formula="of:=((([.C$4]+[.$B$2])/[.$A17])+1)*[.$B$1]" office:value-type="float" office:value="1.112" calcext:value-type="float">
            <text:p>1,112</text:p>
          </table:table-cell>
          <table:table-cell table:style-name="ce27" table:formula="of:=((([.D$4]+[.$B$2])/[.$A17])+1)*[.$B$1]" office:value-type="float" office:value="1.136" calcext:value-type="float">
            <text:p>1,136</text:p>
          </table:table-cell>
          <table:table-cell table:style-name="ce27" table:formula="of:=((([.E$4]+[.$B$2])/[.$A17])+1)*[.$B$1]" office:value-type="float" office:value="1.16" calcext:value-type="float">
            <text:p>1,160</text:p>
          </table:table-cell>
          <table:table-cell table:style-name="ce27" table:formula="of:=((([.F$4]+[.$B$2])/[.$A17])+1)*[.$B$1]" office:value-type="float" office:value="1.192" calcext:value-type="float">
            <text:p>1,192</text:p>
          </table:table-cell>
          <table:table-cell table:style-name="ce27" table:formula="of:=((([.G$4]+[.$B$2])/[.$A17])+1)*[.$B$1]" office:value-type="float" office:value="1.232" calcext:value-type="float">
            <text:p>1,232</text:p>
          </table:table-cell>
          <table:table-cell table:style-name="ce27" table:formula="of:=((([.H$4]+[.$B$2])/[.$A17])+1)*[.$B$1]" office:value-type="float" office:value="1.28" calcext:value-type="float">
            <text:p>1,280</text:p>
          </table:table-cell>
          <table:table-cell table:style-name="ce27" table:formula="of:=((([.I$4]+[.$B$2])/[.$A17])+1)*[.$B$1]" office:value-type="float" office:value="1.328" calcext:value-type="float">
            <text:p>1,328</text:p>
          </table:table-cell>
          <table:table-cell table:style-name="ce27" table:formula="of:=((([.J$4]+[.$B$2])/[.$A17])+1)*[.$B$1]" office:value-type="float" office:value="1.392" calcext:value-type="float">
            <text:p>1,392</text:p>
          </table:table-cell>
          <table:table-cell table:style-name="ce27" table:formula="of:=((([.K$4]+[.$B$2])/[.$A17])+1)*[.$B$1]" office:value-type="float" office:value="1.464" calcext:value-type="float">
            <text:p>1,464</text:p>
          </table:table-cell>
          <table:table-cell table:style-name="ce27" table:formula="of:=((([.L$4]+[.$B$2])/[.$A17])+1)*[.$B$1]" office:value-type="float" office:value="1.56" calcext:value-type="float">
            <text:p>1,560</text:p>
          </table:table-cell>
          <table:table-cell table:style-name="ce27" table:formula="of:=((([.M$4]+[.$B$2])/[.$A17])+1)*[.$B$1]" office:value-type="float" office:value="1.672" calcext:value-type="float">
            <text:p>1,672</text:p>
          </table:table-cell>
          <table:table-cell table:style-name="ce27" table:formula="of:=((([.N$4]+[.$B$2])/[.$A17])+1)*[.$B$1]" office:value-type="float" office:value="1.816" calcext:value-type="float">
            <text:p>1,816</text:p>
          </table:table-cell>
          <table:table-cell table:style-name="ce27" table:formula="of:=((([.O$4]+[.$B$2])/[.$A17])+1)*[.$B$1]" office:value-type="float" office:value="1.976" calcext:value-type="float">
            <text:p>1,976</text:p>
          </table:table-cell>
          <table:table-cell table:style-name="ce27" table:formula="of:=((([.P$4]+[.$B$2])/[.$A17])+1)*[.$B$1]" office:value-type="float" office:value="2.216" calcext:value-type="float">
            <text:p>2,216</text:p>
          </table:table-cell>
          <table:table-cell table:style-name="ce27" table:formula="of:=((([.Q$4]+[.$B$2])/[.$A17])+1)*[.$B$1]" office:value-type="float" office:value="2.456" calcext:value-type="float">
            <text:p>2,456</text:p>
          </table:table-cell>
          <table:table-cell table:style-name="ce27" table:formula="of:=((([.R$4]+[.$B$2])/[.$A17])+1)*[.$B$1]" office:value-type="float" office:value="2.776" calcext:value-type="float">
            <text:p>2,776</text:p>
          </table:table-cell>
          <table:table-cell table:style-name="ce27" table:formula="of:=((([.S$4]+[.$B$2])/[.$A17])+1)*[.$B$1]" office:value-type="float" office:value="3.176" calcext:value-type="float">
            <text:p>3,176</text:p>
          </table:table-cell>
          <table:table-cell table:style-name="ce27" table:formula="of:=((([.T$4]+[.$B$2])/[.$A17])+1)*[.$B$1]" office:value-type="float" office:value="3.656" calcext:value-type="float">
            <text:p>3,656</text:p>
          </table:table-cell>
          <table:table-cell table:style-name="ce27" table:formula="of:=((([.U$4]+[.$B$2])/[.$A17])+1)*[.$B$1]" office:value-type="float" office:value="4.136" calcext:value-type="float">
            <text:p>4,136</text:p>
          </table:table-cell>
          <table:table-cell table:style-name="ce27" table:formula="of:=((([.V$4]+[.$B$2])/[.$A17])+1)*[.$B$1]" office:value-type="float" office:value="4.776" calcext:value-type="float">
            <text:p>4,776</text:p>
          </table:table-cell>
          <table:table-cell table:style-name="ce27" table:formula="of:=((([.W$4]+[.$B$2])/[.$A17])+1)*[.$B$1]" office:value-type="float" office:value="5.496" calcext:value-type="float">
            <text:p>5,496</text:p>
          </table:table-cell>
          <table:table-cell table:style-name="ce27" table:formula="of:=((([.X$4]+[.$B$2])/[.$A17])+1)*[.$B$1]" office:value-type="float" office:value="6.456" calcext:value-type="float">
            <text:p>6,456</text:p>
          </table:table-cell>
          <table:table-cell table:style-name="ce27" table:formula="of:=((([.Y$4]+[.$B$2])/[.$A17])+1)*[.$B$1]" office:value-type="float" office:value="7.576" calcext:value-type="float">
            <text:p>7,576</text:p>
          </table:table-cell>
          <table:table-cell table:style-name="ce27" table:formula="of:=((([.Z$4]+[.$B$2])/[.$A17])+1)*[.$B$1]" office:value-type="float" office:value="9.016" calcext:value-type="float">
            <text:p>9,016</text:p>
          </table:table-cell>
          <table:table-cell table:style-name="ce27" table:formula="of:=((([.AA$4]+[.$B$2])/[.$A17])+1)*[.$B$1]" office:value-type="float" office:value="10.616" calcext:value-type="float">
            <text:p>10,616</text:p>
          </table:table-cell>
          <table:table-cell table:style-name="ce27" table:formula="of:=((([.AB$4]+[.$B$2])/[.$A17])+1)*[.$B$1]" office:value-type="float" office:value="13.016" calcext:value-type="float">
            <text:p>13,016</text:p>
          </table:table-cell>
          <table:table-cell table:style-name="ce9" table:number-columns-repeated="6"/>
          <table:table-cell table:style-name="ce11" table:number-columns-repeated="2"/>
          <table:table-cell table:style-name="ce1" table:number-columns-repeated="98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7" table:formula="of:=((([.B$4]+[.$B$2])/[.$A18])+1)*[.$B$1]" office:value-type="float" office:value="1.04666666666667" calcext:value-type="float">
            <text:p>1,047</text:p>
          </table:table-cell>
          <table:table-cell table:style-name="ce27" table:formula="of:=((([.C$4]+[.$B$2])/[.$A18])+1)*[.$B$1]" office:value-type="float" office:value="1.06" calcext:value-type="float">
            <text:p>1,060</text:p>
          </table:table-cell>
          <table:table-cell table:style-name="ce27" table:formula="of:=((([.D$4]+[.$B$2])/[.$A18])+1)*[.$B$1]" office:value-type="float" office:value="1.08" calcext:value-type="float">
            <text:p>1,080</text:p>
          </table:table-cell>
          <table:table-cell table:style-name="ce27" table:formula="of:=((([.E$4]+[.$B$2])/[.$A18])+1)*[.$B$1]" office:value-type="float" office:value="1.1" calcext:value-type="float">
            <text:p>1,100</text:p>
          </table:table-cell>
          <table:table-cell table:style-name="ce27" table:formula="of:=((([.F$4]+[.$B$2])/[.$A18])+1)*[.$B$1]" office:value-type="float" office:value="1.12666666666667" calcext:value-type="float">
            <text:p>1,127</text:p>
          </table:table-cell>
          <table:table-cell table:style-name="ce27" table:formula="of:=((([.G$4]+[.$B$2])/[.$A18])+1)*[.$B$1]" office:value-type="float" office:value="1.16" calcext:value-type="float">
            <text:p>1,160</text:p>
          </table:table-cell>
          <table:table-cell table:style-name="ce27" table:formula="of:=((([.H$4]+[.$B$2])/[.$A18])+1)*[.$B$1]" office:value-type="float" office:value="1.2" calcext:value-type="float">
            <text:p>1,200</text:p>
          </table:table-cell>
          <table:table-cell table:style-name="ce27" table:formula="of:=((([.I$4]+[.$B$2])/[.$A18])+1)*[.$B$1]" office:value-type="float" office:value="1.24" calcext:value-type="float">
            <text:p>1,240</text:p>
          </table:table-cell>
          <table:table-cell table:style-name="ce27" table:formula="of:=((([.J$4]+[.$B$2])/[.$A18])+1)*[.$B$1]" office:value-type="float" office:value="1.29333333333333" calcext:value-type="float">
            <text:p>1,293</text:p>
          </table:table-cell>
          <table:table-cell table:style-name="ce27" table:formula="of:=((([.K$4]+[.$B$2])/[.$A18])+1)*[.$B$1]" office:value-type="float" office:value="1.35333333333333" calcext:value-type="float">
            <text:p>1,353</text:p>
          </table:table-cell>
          <table:table-cell table:style-name="ce27" table:formula="of:=((([.L$4]+[.$B$2])/[.$A18])+1)*[.$B$1]" office:value-type="float" office:value="1.43333333333333" calcext:value-type="float">
            <text:p>1,433</text:p>
          </table:table-cell>
          <table:table-cell table:style-name="ce27" table:formula="of:=((([.M$4]+[.$B$2])/[.$A18])+1)*[.$B$1]" office:value-type="float" office:value="1.52666666666667" calcext:value-type="float">
            <text:p>1,527</text:p>
          </table:table-cell>
          <table:table-cell table:style-name="ce27" table:formula="of:=((([.N$4]+[.$B$2])/[.$A18])+1)*[.$B$1]" office:value-type="float" office:value="1.64666666666667" calcext:value-type="float">
            <text:p>1,647</text:p>
          </table:table-cell>
          <table:table-cell table:style-name="ce27" table:formula="of:=((([.O$4]+[.$B$2])/[.$A18])+1)*[.$B$1]" office:value-type="float" office:value="1.78" calcext:value-type="float">
            <text:p>1,780</text:p>
          </table:table-cell>
          <table:table-cell table:style-name="ce27" table:formula="of:=((([.P$4]+[.$B$2])/[.$A18])+1)*[.$B$1]" office:value-type="float" office:value="1.98" calcext:value-type="float">
            <text:p>1,980</text:p>
          </table:table-cell>
          <table:table-cell table:style-name="ce27" table:formula="of:=((([.Q$4]+[.$B$2])/[.$A18])+1)*[.$B$1]" office:value-type="float" office:value="2.18" calcext:value-type="float">
            <text:p>2,180</text:p>
          </table:table-cell>
          <table:table-cell table:style-name="ce27" table:formula="of:=((([.R$4]+[.$B$2])/[.$A18])+1)*[.$B$1]" office:value-type="float" office:value="2.44666666666667" calcext:value-type="float">
            <text:p>2,447</text:p>
          </table:table-cell>
          <table:table-cell table:style-name="ce27" table:formula="of:=((([.S$4]+[.$B$2])/[.$A18])+1)*[.$B$1]" office:value-type="float" office:value="2.78" calcext:value-type="float">
            <text:p>2,780</text:p>
          </table:table-cell>
          <table:table-cell table:style-name="ce27" table:formula="of:=((([.T$4]+[.$B$2])/[.$A18])+1)*[.$B$1]" office:value-type="float" office:value="3.18" calcext:value-type="float">
            <text:p>3,180</text:p>
          </table:table-cell>
          <table:table-cell table:style-name="ce27" table:formula="of:=((([.U$4]+[.$B$2])/[.$A18])+1)*[.$B$1]" office:value-type="float" office:value="3.58" calcext:value-type="float">
            <text:p>3,580</text:p>
          </table:table-cell>
          <table:table-cell table:style-name="ce27" table:formula="of:=((([.V$4]+[.$B$2])/[.$A18])+1)*[.$B$1]" office:value-type="float" office:value="4.11333333333333" calcext:value-type="float">
            <text:p>4,113</text:p>
          </table:table-cell>
          <table:table-cell table:style-name="ce27" table:formula="of:=((([.W$4]+[.$B$2])/[.$A18])+1)*[.$B$1]" office:value-type="float" office:value="4.71333333333333" calcext:value-type="float">
            <text:p>4,713</text:p>
          </table:table-cell>
          <table:table-cell table:style-name="ce27" table:formula="of:=((([.X$4]+[.$B$2])/[.$A18])+1)*[.$B$1]" office:value-type="float" office:value="5.51333333333333" calcext:value-type="float">
            <text:p>5,513</text:p>
          </table:table-cell>
          <table:table-cell table:style-name="ce27" table:formula="of:=((([.Y$4]+[.$B$2])/[.$A18])+1)*[.$B$1]" office:value-type="float" office:value="6.44666666666667" calcext:value-type="float">
            <text:p>6,447</text:p>
          </table:table-cell>
          <table:table-cell table:style-name="ce27" table:formula="of:=((([.Z$4]+[.$B$2])/[.$A18])+1)*[.$B$1]" office:value-type="float" office:value="7.64666666666667" calcext:value-type="float">
            <text:p>7,647</text:p>
          </table:table-cell>
          <table:table-cell table:style-name="ce27" table:formula="of:=((([.AA$4]+[.$B$2])/[.$A18])+1)*[.$B$1]" office:value-type="float" office:value="8.98" calcext:value-type="float">
            <text:p>8,980</text:p>
          </table:table-cell>
          <table:table-cell table:style-name="ce27" table:formula="of:=((([.AB$4]+[.$B$2])/[.$A18])+1)*[.$B$1]" office:value-type="float" office:value="10.98" calcext:value-type="float">
            <text:p>10,980</text:p>
          </table:table-cell>
          <table:table-cell table:number-columns-repeated="99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7" table:formula="of:=((([.B$4]+[.$B$2])/[.$A19])+1)*[.$B$1]" office:value-type="float" office:value="0.997333333333333" calcext:value-type="float">
            <text:p>0,997</text:p>
          </table:table-cell>
          <table:table-cell table:style-name="ce27" table:formula="of:=((([.C$4]+[.$B$2])/[.$A19])+1)*[.$B$1]" office:value-type="float" office:value="1.008" calcext:value-type="float">
            <text:p>1,008</text:p>
          </table:table-cell>
          <table:table-cell table:style-name="ce27" table:formula="of:=((([.D$4]+[.$B$2])/[.$A19])+1)*[.$B$1]" office:value-type="float" office:value="1.024" calcext:value-type="float">
            <text:p>1,024</text:p>
          </table:table-cell>
          <table:table-cell table:style-name="ce27" table:formula="of:=((([.E$4]+[.$B$2])/[.$A19])+1)*[.$B$1]" office:value-type="float" office:value="1.04" calcext:value-type="float">
            <text:p>1,040</text:p>
          </table:table-cell>
          <table:table-cell table:style-name="ce27" table:formula="of:=((([.F$4]+[.$B$2])/[.$A19])+1)*[.$B$1]" office:value-type="float" office:value="1.06133333333333" calcext:value-type="float">
            <text:p>1,061</text:p>
          </table:table-cell>
          <table:table-cell table:style-name="ce27" table:formula="of:=((([.G$4]+[.$B$2])/[.$A19])+1)*[.$B$1]" office:value-type="float" office:value="1.088" calcext:value-type="float">
            <text:p>1,088</text:p>
          </table:table-cell>
          <table:table-cell table:style-name="ce27" table:formula="of:=((([.H$4]+[.$B$2])/[.$A19])+1)*[.$B$1]" office:value-type="float" office:value="1.12" calcext:value-type="float">
            <text:p>1,120</text:p>
          </table:table-cell>
          <table:table-cell table:style-name="ce27" table:formula="of:=((([.I$4]+[.$B$2])/[.$A19])+1)*[.$B$1]" office:value-type="float" office:value="1.152" calcext:value-type="float">
            <text:p>1,152</text:p>
          </table:table-cell>
          <table:table-cell table:style-name="ce27" table:formula="of:=((([.J$4]+[.$B$2])/[.$A19])+1)*[.$B$1]" office:value-type="float" office:value="1.19466666666667" calcext:value-type="float">
            <text:p>1,195</text:p>
          </table:table-cell>
          <table:table-cell table:style-name="ce27" table:formula="of:=((([.K$4]+[.$B$2])/[.$A19])+1)*[.$B$1]" office:value-type="float" office:value="1.24266666666667" calcext:value-type="float">
            <text:p>1,243</text:p>
          </table:table-cell>
          <table:table-cell table:style-name="ce27" table:formula="of:=((([.L$4]+[.$B$2])/[.$A19])+1)*[.$B$1]" office:value-type="float" office:value="1.30666666666667" calcext:value-type="float">
            <text:p>1,307</text:p>
          </table:table-cell>
          <table:table-cell table:style-name="ce27" table:formula="of:=((([.M$4]+[.$B$2])/[.$A19])+1)*[.$B$1]" office:value-type="float" office:value="1.38133333333333" calcext:value-type="float">
            <text:p>1,381</text:p>
          </table:table-cell>
          <table:table-cell table:style-name="ce27" table:formula="of:=((([.N$4]+[.$B$2])/[.$A19])+1)*[.$B$1]" office:value-type="float" office:value="1.47733333333333" calcext:value-type="float">
            <text:p>1,477</text:p>
          </table:table-cell>
          <table:table-cell table:style-name="ce27" table:formula="of:=((([.O$4]+[.$B$2])/[.$A19])+1)*[.$B$1]" office:value-type="float" office:value="1.584" calcext:value-type="float">
            <text:p>1,584</text:p>
          </table:table-cell>
          <table:table-cell table:style-name="ce27" table:formula="of:=((([.P$4]+[.$B$2])/[.$A19])+1)*[.$B$1]" office:value-type="float" office:value="1.744" calcext:value-type="float">
            <text:p>1,744</text:p>
          </table:table-cell>
          <table:table-cell table:style-name="ce27" table:formula="of:=((([.Q$4]+[.$B$2])/[.$A19])+1)*[.$B$1]" office:value-type="float" office:value="1.904" calcext:value-type="float">
            <text:p>1,904</text:p>
          </table:table-cell>
          <table:table-cell table:style-name="ce27" table:formula="of:=((([.R$4]+[.$B$2])/[.$A19])+1)*[.$B$1]" office:value-type="float" office:value="2.11733333333333" calcext:value-type="float">
            <text:p>2,117</text:p>
          </table:table-cell>
          <table:table-cell table:style-name="ce27" table:formula="of:=((([.S$4]+[.$B$2])/[.$A19])+1)*[.$B$1]" office:value-type="float" office:value="2.384" calcext:value-type="float">
            <text:p>2,384</text:p>
          </table:table-cell>
          <table:table-cell table:style-name="ce27" table:formula="of:=((([.T$4]+[.$B$2])/[.$A19])+1)*[.$B$1]" office:value-type="float" office:value="2.704" calcext:value-type="float">
            <text:p>2,704</text:p>
          </table:table-cell>
          <table:table-cell table:style-name="ce27" table:formula="of:=((([.U$4]+[.$B$2])/[.$A19])+1)*[.$B$1]" office:value-type="float" office:value="3.024" calcext:value-type="float">
            <text:p>3,024</text:p>
          </table:table-cell>
          <table:table-cell table:style-name="ce27" table:formula="of:=((([.V$4]+[.$B$2])/[.$A19])+1)*[.$B$1]" office:value-type="float" office:value="3.45066666666667" calcext:value-type="float">
            <text:p>3,451</text:p>
          </table:table-cell>
          <table:table-cell table:style-name="ce27" table:formula="of:=((([.W$4]+[.$B$2])/[.$A19])+1)*[.$B$1]" office:value-type="float" office:value="3.93066666666667" calcext:value-type="float">
            <text:p>3,931</text:p>
          </table:table-cell>
          <table:table-cell table:style-name="ce27" table:formula="of:=((([.X$4]+[.$B$2])/[.$A19])+1)*[.$B$1]" office:value-type="float" office:value="4.57066666666667" calcext:value-type="float">
            <text:p>4,571</text:p>
          </table:table-cell>
          <table:table-cell table:style-name="ce27" table:formula="of:=((([.Y$4]+[.$B$2])/[.$A19])+1)*[.$B$1]" office:value-type="float" office:value="5.31733333333333" calcext:value-type="float">
            <text:p>5,317</text:p>
          </table:table-cell>
          <table:table-cell table:style-name="ce27" table:formula="of:=((([.Z$4]+[.$B$2])/[.$A19])+1)*[.$B$1]" office:value-type="float" office:value="6.27733333333333" calcext:value-type="float">
            <text:p>6,277</text:p>
          </table:table-cell>
          <table:table-cell table:style-name="ce27" table:formula="of:=((([.AA$4]+[.$B$2])/[.$A19])+1)*[.$B$1]" office:value-type="float" office:value="7.344" calcext:value-type="float">
            <text:p>7,344</text:p>
          </table:table-cell>
          <table:table-cell table:style-name="ce27" table:formula="of:=((([.AB$4]+[.$B$2])/[.$A19])+1)*[.$B$1]" office:value-type="float" office:value="8.944" calcext:value-type="float">
            <text:p>8,944</text:p>
          </table:table-cell>
          <table:table-cell table:number-columns-repeated="99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7" table:formula="of:=((([.B$4]+[.$B$2])/[.$A20])+1)*[.$B$1]" office:value-type="float" office:value="0.964444444444444" calcext:value-type="float">
            <text:p>0,964</text:p>
          </table:table-cell>
          <table:table-cell table:style-name="ce27" table:formula="of:=((([.C$4]+[.$B$2])/[.$A20])+1)*[.$B$1]" office:value-type="float" office:value="0.973333333333334" calcext:value-type="float">
            <text:p>0,973</text:p>
          </table:table-cell>
          <table:table-cell table:style-name="ce27" table:formula="of:=((([.D$4]+[.$B$2])/[.$A20])+1)*[.$B$1]" office:value-type="float" office:value="0.986666666666667" calcext:value-type="float">
            <text:p>0,987</text:p>
          </table:table-cell>
          <table:table-cell table:style-name="ce27" table:formula="of:=((([.E$4]+[.$B$2])/[.$A20])+1)*[.$B$1]" office:value-type="float" office:value="1" calcext:value-type="float">
            <text:p>1,000</text:p>
          </table:table-cell>
          <table:table-cell table:style-name="ce27" table:formula="of:=((([.F$4]+[.$B$2])/[.$A20])+1)*[.$B$1]" office:value-type="float" office:value="1.01777777777778" calcext:value-type="float">
            <text:p>1,018</text:p>
          </table:table-cell>
          <table:table-cell table:style-name="ce27" table:formula="of:=((([.G$4]+[.$B$2])/[.$A20])+1)*[.$B$1]" office:value-type="float" office:value="1.04" calcext:value-type="float">
            <text:p>1,040</text:p>
          </table:table-cell>
          <table:table-cell table:style-name="ce27" table:formula="of:=((([.H$4]+[.$B$2])/[.$A20])+1)*[.$B$1]" office:value-type="float" office:value="1.06666666666667" calcext:value-type="float">
            <text:p>1,067</text:p>
          </table:table-cell>
          <table:table-cell table:style-name="ce27" table:formula="of:=((([.I$4]+[.$B$2])/[.$A20])+1)*[.$B$1]" office:value-type="float" office:value="1.09333333333333" calcext:value-type="float">
            <text:p>1,093</text:p>
          </table:table-cell>
          <table:table-cell table:style-name="ce27" table:formula="of:=((([.J$4]+[.$B$2])/[.$A20])+1)*[.$B$1]" office:value-type="float" office:value="1.12888888888889" calcext:value-type="float">
            <text:p>1,129</text:p>
          </table:table-cell>
          <table:table-cell table:style-name="ce27" table:formula="of:=((([.K$4]+[.$B$2])/[.$A20])+1)*[.$B$1]" office:value-type="float" office:value="1.16888888888889" calcext:value-type="float">
            <text:p>1,169</text:p>
          </table:table-cell>
          <table:table-cell table:style-name="ce27" table:formula="of:=((([.L$4]+[.$B$2])/[.$A20])+1)*[.$B$1]" office:value-type="float" office:value="1.22222222222222" calcext:value-type="float">
            <text:p>1,222</text:p>
          </table:table-cell>
          <table:table-cell table:style-name="ce27" table:formula="of:=((([.M$4]+[.$B$2])/[.$A20])+1)*[.$B$1]" office:value-type="float" office:value="1.28444444444444" calcext:value-type="float">
            <text:p>1,284</text:p>
          </table:table-cell>
          <table:table-cell table:style-name="ce27" table:formula="of:=((([.N$4]+[.$B$2])/[.$A20])+1)*[.$B$1]" office:value-type="float" office:value="1.36444444444444" calcext:value-type="float">
            <text:p>1,364</text:p>
          </table:table-cell>
          <table:table-cell table:style-name="ce27" table:formula="of:=((([.O$4]+[.$B$2])/[.$A20])+1)*[.$B$1]" office:value-type="float" office:value="1.45333333333333" calcext:value-type="float">
            <text:p>1,453</text:p>
          </table:table-cell>
          <table:table-cell table:style-name="ce27" table:formula="of:=((([.P$4]+[.$B$2])/[.$A20])+1)*[.$B$1]" office:value-type="float" office:value="1.58666666666667" calcext:value-type="float">
            <text:p>1,587</text:p>
          </table:table-cell>
          <table:table-cell table:style-name="ce27" table:formula="of:=((([.Q$4]+[.$B$2])/[.$A20])+1)*[.$B$1]" office:value-type="float" office:value="1.72" calcext:value-type="float">
            <text:p>1,720</text:p>
          </table:table-cell>
          <table:table-cell table:style-name="ce27" table:formula="of:=((([.R$4]+[.$B$2])/[.$A20])+1)*[.$B$1]" office:value-type="float" office:value="1.89777777777778" calcext:value-type="float">
            <text:p>1,898</text:p>
          </table:table-cell>
          <table:table-cell table:style-name="ce27" table:formula="of:=((([.S$4]+[.$B$2])/[.$A20])+1)*[.$B$1]" office:value-type="float" office:value="2.12" calcext:value-type="float">
            <text:p>2,120</text:p>
          </table:table-cell>
          <table:table-cell table:style-name="ce27" table:formula="of:=((([.T$4]+[.$B$2])/[.$A20])+1)*[.$B$1]" office:value-type="float" office:value="2.38666666666667" calcext:value-type="float">
            <text:p>2,387</text:p>
          </table:table-cell>
          <table:table-cell table:style-name="ce27" table:formula="of:=((([.U$4]+[.$B$2])/[.$A20])+1)*[.$B$1]" office:value-type="float" office:value="2.65333333333333" calcext:value-type="float">
            <text:p>2,653</text:p>
          </table:table-cell>
          <table:table-cell table:style-name="ce27" table:formula="of:=((([.V$4]+[.$B$2])/[.$A20])+1)*[.$B$1]" office:value-type="float" office:value="3.00888888888889" calcext:value-type="float">
            <text:p>3,009</text:p>
          </table:table-cell>
          <table:table-cell table:style-name="ce27" table:formula="of:=((([.W$4]+[.$B$2])/[.$A20])+1)*[.$B$1]" office:value-type="float" office:value="3.40888888888889" calcext:value-type="float">
            <text:p>3,409</text:p>
          </table:table-cell>
          <table:table-cell table:style-name="ce27" table:formula="of:=((([.X$4]+[.$B$2])/[.$A20])+1)*[.$B$1]" office:value-type="float" office:value="3.94222222222222" calcext:value-type="float">
            <text:p>3,942</text:p>
          </table:table-cell>
          <table:table-cell table:style-name="ce27" table:formula="of:=((([.Y$4]+[.$B$2])/[.$A20])+1)*[.$B$1]" office:value-type="float" office:value="4.56444444444445" calcext:value-type="float">
            <text:p>4,564</text:p>
          </table:table-cell>
          <table:table-cell table:style-name="ce27" table:formula="of:=((([.Z$4]+[.$B$2])/[.$A20])+1)*[.$B$1]" office:value-type="float" office:value="5.36444444444445" calcext:value-type="float">
            <text:p>5,364</text:p>
          </table:table-cell>
          <table:table-cell table:style-name="ce27" table:formula="of:=((([.AA$4]+[.$B$2])/[.$A20])+1)*[.$B$1]" office:value-type="float" office:value="6.25333333333333" calcext:value-type="float">
            <text:p>6,253</text:p>
          </table:table-cell>
          <table:table-cell table:style-name="ce27" table:formula="of:=((([.AB$4]+[.$B$2])/[.$A20])+1)*[.$B$1]" office:value-type="float" office:value="7.58666666666667" calcext:value-type="float">
            <text:p>7,587</text:p>
          </table:table-cell>
          <table:table-cell table:number-columns-repeated="99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7" table:formula="of:=((([.B$4]+[.$B$2])/[.$A21])+1)*[.$B$1]" office:value-type="float" office:value="0.934545454545455" calcext:value-type="float">
            <text:p>0,935</text:p>
          </table:table-cell>
          <table:table-cell table:style-name="ce27" table:formula="of:=((([.C$4]+[.$B$2])/[.$A21])+1)*[.$B$1]" office:value-type="float" office:value="0.941818181818182" calcext:value-type="float">
            <text:p>0,942</text:p>
          </table:table-cell>
          <table:table-cell table:style-name="ce27" table:formula="of:=((([.D$4]+[.$B$2])/[.$A21])+1)*[.$B$1]" office:value-type="float" office:value="0.952727272727273" calcext:value-type="float">
            <text:p>0,953</text:p>
          </table:table-cell>
          <table:table-cell table:style-name="ce27" table:formula="of:=((([.E$4]+[.$B$2])/[.$A21])+1)*[.$B$1]" office:value-type="float" office:value="0.963636363636364" calcext:value-type="float">
            <text:p>0,964</text:p>
          </table:table-cell>
          <table:table-cell table:style-name="ce27" table:formula="of:=((([.F$4]+[.$B$2])/[.$A21])+1)*[.$B$1]" office:value-type="float" office:value="0.978181818181818" calcext:value-type="float">
            <text:p>0,978</text:p>
          </table:table-cell>
          <table:table-cell table:style-name="ce27" table:formula="of:=((([.G$4]+[.$B$2])/[.$A21])+1)*[.$B$1]" office:value-type="float" office:value="0.996363636363637" calcext:value-type="float">
            <text:p>0,996</text:p>
          </table:table-cell>
          <table:table-cell table:style-name="ce27" table:formula="of:=((([.H$4]+[.$B$2])/[.$A21])+1)*[.$B$1]" office:value-type="float" office:value="1.01818181818182" calcext:value-type="float">
            <text:p>1,018</text:p>
          </table:table-cell>
          <table:table-cell table:style-name="ce27" table:formula="of:=((([.I$4]+[.$B$2])/[.$A21])+1)*[.$B$1]" office:value-type="float" office:value="1.04" calcext:value-type="float">
            <text:p>1,040</text:p>
          </table:table-cell>
          <table:table-cell table:style-name="ce27" table:formula="of:=((([.J$4]+[.$B$2])/[.$A21])+1)*[.$B$1]" office:value-type="float" office:value="1.06909090909091" calcext:value-type="float">
            <text:p>1,069</text:p>
          </table:table-cell>
          <table:table-cell table:style-name="ce27" table:formula="of:=((([.K$4]+[.$B$2])/[.$A21])+1)*[.$B$1]" office:value-type="float" office:value="1.10181818181818" calcext:value-type="float">
            <text:p>1,102</text:p>
          </table:table-cell>
          <table:table-cell table:style-name="ce27" table:formula="of:=((([.L$4]+[.$B$2])/[.$A21])+1)*[.$B$1]" office:value-type="float" office:value="1.14545454545455" calcext:value-type="float">
            <text:p>1,145</text:p>
          </table:table-cell>
          <table:table-cell table:style-name="ce27" table:formula="of:=((([.M$4]+[.$B$2])/[.$A21])+1)*[.$B$1]" office:value-type="float" office:value="1.19636363636364" calcext:value-type="float">
            <text:p>1,196</text:p>
          </table:table-cell>
          <table:table-cell table:style-name="ce27" table:formula="of:=((([.N$4]+[.$B$2])/[.$A21])+1)*[.$B$1]" office:value-type="float" office:value="1.26181818181818" calcext:value-type="float">
            <text:p>1,262</text:p>
          </table:table-cell>
          <table:table-cell table:style-name="ce27" table:formula="of:=((([.O$4]+[.$B$2])/[.$A21])+1)*[.$B$1]" office:value-type="float" office:value="1.33454545454545" calcext:value-type="float">
            <text:p>1,335</text:p>
          </table:table-cell>
          <table:table-cell table:style-name="ce27" table:formula="of:=((([.P$4]+[.$B$2])/[.$A21])+1)*[.$B$1]" office:value-type="float" office:value="1.44363636363636" calcext:value-type="float">
            <text:p>1,444</text:p>
          </table:table-cell>
          <table:table-cell table:style-name="ce27" table:formula="of:=((([.Q$4]+[.$B$2])/[.$A21])+1)*[.$B$1]" office:value-type="float" office:value="1.55272727272727" calcext:value-type="float">
            <text:p>1,553</text:p>
          </table:table-cell>
          <table:table-cell table:style-name="ce27" table:formula="of:=((([.R$4]+[.$B$2])/[.$A21])+1)*[.$B$1]" office:value-type="float" office:value="1.69818181818182" calcext:value-type="float">
            <text:p>1,698</text:p>
          </table:table-cell>
          <table:table-cell table:style-name="ce27" table:formula="of:=((([.S$4]+[.$B$2])/[.$A21])+1)*[.$B$1]" office:value-type="float" office:value="1.88" calcext:value-type="float">
            <text:p>1,880</text:p>
          </table:table-cell>
          <table:table-cell table:style-name="ce27" table:formula="of:=((([.T$4]+[.$B$2])/[.$A21])+1)*[.$B$1]" office:value-type="float" office:value="2.09818181818182" calcext:value-type="float">
            <text:p>2,098</text:p>
          </table:table-cell>
          <table:table-cell table:style-name="ce27" table:formula="of:=((([.U$4]+[.$B$2])/[.$A21])+1)*[.$B$1]" office:value-type="float" office:value="2.31636363636364" calcext:value-type="float">
            <text:p>2,316</text:p>
          </table:table-cell>
          <table:table-cell table:style-name="ce27" table:formula="of:=((([.V$4]+[.$B$2])/[.$A21])+1)*[.$B$1]" office:value-type="float" office:value="2.60727272727273" calcext:value-type="float">
            <text:p>2,607</text:p>
          </table:table-cell>
          <table:table-cell table:style-name="ce27" table:formula="of:=((([.W$4]+[.$B$2])/[.$A21])+1)*[.$B$1]" office:value-type="float" office:value="2.93454545454546" calcext:value-type="float">
            <text:p>2,935</text:p>
          </table:table-cell>
          <table:table-cell table:style-name="ce27" table:formula="of:=((([.X$4]+[.$B$2])/[.$A21])+1)*[.$B$1]" office:value-type="float" office:value="3.37090909090909" calcext:value-type="float">
            <text:p>3,371</text:p>
          </table:table-cell>
          <table:table-cell table:style-name="ce27" table:formula="of:=((([.Y$4]+[.$B$2])/[.$A21])+1)*[.$B$1]" office:value-type="float" office:value="3.88" calcext:value-type="float">
            <text:p>3,880</text:p>
          </table:table-cell>
          <table:table-cell table:style-name="ce27" table:formula="of:=((([.Z$4]+[.$B$2])/[.$A21])+1)*[.$B$1]" office:value-type="float" office:value="4.53454545454545" calcext:value-type="float">
            <text:p>4,535</text:p>
          </table:table-cell>
          <table:table-cell table:style-name="ce27" table:formula="of:=((([.AA$4]+[.$B$2])/[.$A21])+1)*[.$B$1]" office:value-type="float" office:value="5.26181818181818" calcext:value-type="float">
            <text:p>5,262</text:p>
          </table:table-cell>
          <table:table-cell table:style-name="ce27" table:formula="of:=((([.AB$4]+[.$B$2])/[.$A21])+1)*[.$B$1]" office:value-type="float" office:value="6.35272727272727" calcext:value-type="float">
            <text:p>6,353</text:p>
          </table:table-cell>
          <table:table-cell table:number-columns-repeated="99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7" table:formula="of:=((([.B$4]+[.$B$2])/[.$A22])+1)*[.$B$1]" office:value-type="float" office:value="0.90962962962963" calcext:value-type="float">
            <text:p>0,910</text:p>
          </table:table-cell>
          <table:table-cell table:style-name="ce27" table:formula="of:=((([.C$4]+[.$B$2])/[.$A22])+1)*[.$B$1]" office:value-type="float" office:value="0.915555555555556" calcext:value-type="float">
            <text:p>0,916</text:p>
          </table:table-cell>
          <table:table-cell table:style-name="ce27" table:formula="of:=((([.D$4]+[.$B$2])/[.$A22])+1)*[.$B$1]" office:value-type="float" office:value="0.924444444444444" calcext:value-type="float">
            <text:p>0,924</text:p>
          </table:table-cell>
          <table:table-cell table:style-name="ce27" table:formula="of:=((([.E$4]+[.$B$2])/[.$A22])+1)*[.$B$1]" office:value-type="float" office:value="0.933333333333334" calcext:value-type="float">
            <text:p>0,933</text:p>
          </table:table-cell>
          <table:table-cell table:style-name="ce27" table:formula="of:=((([.F$4]+[.$B$2])/[.$A22])+1)*[.$B$1]" office:value-type="float" office:value="0.945185185185185" calcext:value-type="float">
            <text:p>0,945</text:p>
          </table:table-cell>
          <table:table-cell table:style-name="ce27" table:formula="of:=((([.G$4]+[.$B$2])/[.$A22])+1)*[.$B$1]" office:value-type="float" office:value="0.96" calcext:value-type="float">
            <text:p>0,960</text:p>
          </table:table-cell>
          <table:table-cell table:style-name="ce27" table:formula="of:=((([.H$4]+[.$B$2])/[.$A22])+1)*[.$B$1]" office:value-type="float" office:value="0.977777777777778" calcext:value-type="float">
            <text:p>0,978</text:p>
          </table:table-cell>
          <table:table-cell table:style-name="ce27" table:formula="of:=((([.I$4]+[.$B$2])/[.$A22])+1)*[.$B$1]" office:value-type="float" office:value="0.995555555555556" calcext:value-type="float">
            <text:p>0,996</text:p>
          </table:table-cell>
          <table:table-cell table:style-name="ce27" table:formula="of:=((([.J$4]+[.$B$2])/[.$A22])+1)*[.$B$1]" office:value-type="float" office:value="1.01925925925926" calcext:value-type="float">
            <text:p>1,019</text:p>
          </table:table-cell>
          <table:table-cell table:style-name="ce27" table:formula="of:=((([.K$4]+[.$B$2])/[.$A22])+1)*[.$B$1]" office:value-type="float" office:value="1.04592592592593" calcext:value-type="float">
            <text:p>1,046</text:p>
          </table:table-cell>
          <table:table-cell table:style-name="ce27" table:formula="of:=((([.L$4]+[.$B$2])/[.$A22])+1)*[.$B$1]" office:value-type="float" office:value="1.08148148148148" calcext:value-type="float">
            <text:p>1,081</text:p>
          </table:table-cell>
          <table:table-cell table:style-name="ce27" table:formula="of:=((([.M$4]+[.$B$2])/[.$A22])+1)*[.$B$1]" office:value-type="float" office:value="1.12296296296296" calcext:value-type="float">
            <text:p>1,123</text:p>
          </table:table-cell>
          <table:table-cell table:style-name="ce27" table:formula="of:=((([.N$4]+[.$B$2])/[.$A22])+1)*[.$B$1]" office:value-type="float" office:value="1.1762962962963" calcext:value-type="float">
            <text:p>1,176</text:p>
          </table:table-cell>
          <table:table-cell table:style-name="ce27" table:formula="of:=((([.O$4]+[.$B$2])/[.$A22])+1)*[.$B$1]" office:value-type="float" office:value="1.23555555555556" calcext:value-type="float">
            <text:p>1,236</text:p>
          </table:table-cell>
          <table:table-cell table:style-name="ce27" table:formula="of:=((([.P$4]+[.$B$2])/[.$A22])+1)*[.$B$1]" office:value-type="float" office:value="1.32444444444444" calcext:value-type="float">
            <text:p>1,324</text:p>
          </table:table-cell>
          <table:table-cell table:style-name="ce27" table:formula="of:=((([.Q$4]+[.$B$2])/[.$A22])+1)*[.$B$1]" office:value-type="float" office:value="1.41333333333333" calcext:value-type="float">
            <text:p>1,413</text:p>
          </table:table-cell>
          <table:table-cell table:style-name="ce27" table:formula="of:=((([.R$4]+[.$B$2])/[.$A22])+1)*[.$B$1]" office:value-type="float" office:value="1.53185185185185" calcext:value-type="float">
            <text:p>1,532</text:p>
          </table:table-cell>
          <table:table-cell table:style-name="ce27" table:formula="of:=((([.S$4]+[.$B$2])/[.$A22])+1)*[.$B$1]" office:value-type="float" office:value="1.68" calcext:value-type="float">
            <text:p>1,680</text:p>
          </table:table-cell>
          <table:table-cell table:style-name="ce27" table:formula="of:=((([.T$4]+[.$B$2])/[.$A22])+1)*[.$B$1]" office:value-type="float" office:value="1.85777777777778" calcext:value-type="float">
            <text:p>1,858</text:p>
          </table:table-cell>
          <table:table-cell table:style-name="ce27" table:formula="of:=((([.U$4]+[.$B$2])/[.$A22])+1)*[.$B$1]" office:value-type="float" office:value="2.03555555555556" calcext:value-type="float">
            <text:p>2,036</text:p>
          </table:table-cell>
          <table:table-cell table:style-name="ce27" table:formula="of:=((([.V$4]+[.$B$2])/[.$A22])+1)*[.$B$1]" office:value-type="float" office:value="2.27259259259259" calcext:value-type="float">
            <text:p>2,273</text:p>
          </table:table-cell>
          <table:table-cell table:style-name="ce27" table:formula="of:=((([.W$4]+[.$B$2])/[.$A22])+1)*[.$B$1]" office:value-type="float" office:value="2.53925925925926" calcext:value-type="float">
            <text:p>2,539</text:p>
          </table:table-cell>
          <table:table-cell table:style-name="ce27" table:formula="of:=((([.X$4]+[.$B$2])/[.$A22])+1)*[.$B$1]" office:value-type="float" office:value="2.89481481481482" calcext:value-type="float">
            <text:p>2,895</text:p>
          </table:table-cell>
          <table:table-cell table:style-name="ce27" table:formula="of:=((([.Y$4]+[.$B$2])/[.$A22])+1)*[.$B$1]" office:value-type="float" office:value="3.30962962962963" calcext:value-type="float">
            <text:p>3,310</text:p>
          </table:table-cell>
          <table:table-cell table:style-name="ce27" table:formula="of:=((([.Z$4]+[.$B$2])/[.$A22])+1)*[.$B$1]" office:value-type="float" office:value="3.84296296296296" calcext:value-type="float">
            <text:p>3,843</text:p>
          </table:table-cell>
          <table:table-cell table:style-name="ce27" table:formula="of:=((([.AA$4]+[.$B$2])/[.$A22])+1)*[.$B$1]" office:value-type="float" office:value="4.43555555555556" calcext:value-type="float">
            <text:p>4,436</text:p>
          </table:table-cell>
          <table:table-cell table:style-name="ce27" table:formula="of:=((([.AB$4]+[.$B$2])/[.$A22])+1)*[.$B$1]" office:value-type="float" office:value="5.32444444444444" calcext:value-type="float">
            <text:p>5,324</text:p>
          </table:table-cell>
          <table:table-cell table:number-columns-repeated="9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7" table:formula="of:=((([.B$4]+[.$B$2])/[.$A23])+1)*[.$B$1]" office:value-type="float" office:value="0.88969696969697" calcext:value-type="float">
            <text:p>0,890</text:p>
          </table:table-cell>
          <table:table-cell table:style-name="ce27" table:formula="of:=((([.C$4]+[.$B$2])/[.$A23])+1)*[.$B$1]" office:value-type="float" office:value="0.894545454545455" calcext:value-type="float">
            <text:p>0,895</text:p>
          </table:table-cell>
          <table:table-cell table:style-name="ce27" table:formula="of:=((([.D$4]+[.$B$2])/[.$A23])+1)*[.$B$1]" office:value-type="float" office:value="0.901818181818182" calcext:value-type="float">
            <text:p>0,902</text:p>
          </table:table-cell>
          <table:table-cell table:style-name="ce27" table:formula="of:=((([.E$4]+[.$B$2])/[.$A23])+1)*[.$B$1]" office:value-type="float" office:value="0.909090909090909" calcext:value-type="float">
            <text:p>0,909</text:p>
          </table:table-cell>
          <table:table-cell table:style-name="ce27" table:formula="of:=((([.F$4]+[.$B$2])/[.$A23])+1)*[.$B$1]" office:value-type="float" office:value="0.918787878787879" calcext:value-type="float">
            <text:p>0,919</text:p>
          </table:table-cell>
          <table:table-cell table:style-name="ce27" table:formula="of:=((([.G$4]+[.$B$2])/[.$A23])+1)*[.$B$1]" office:value-type="float" office:value="0.930909090909091" calcext:value-type="float">
            <text:p>0,931</text:p>
          </table:table-cell>
          <table:table-cell table:style-name="ce27" table:formula="of:=((([.H$4]+[.$B$2])/[.$A23])+1)*[.$B$1]" office:value-type="float" office:value="0.945454545454546" calcext:value-type="float">
            <text:p>0,945</text:p>
          </table:table-cell>
          <table:table-cell table:style-name="ce27" table:formula="of:=((([.I$4]+[.$B$2])/[.$A23])+1)*[.$B$1]" office:value-type="float" office:value="0.96" calcext:value-type="float">
            <text:p>0,960</text:p>
          </table:table-cell>
          <table:table-cell table:style-name="ce27" table:formula="of:=((([.J$4]+[.$B$2])/[.$A23])+1)*[.$B$1]" office:value-type="float" office:value="0.979393939393939" calcext:value-type="float">
            <text:p>0,979</text:p>
          </table:table-cell>
          <table:table-cell table:style-name="ce27" table:formula="of:=((([.K$4]+[.$B$2])/[.$A23])+1)*[.$B$1]" office:value-type="float" office:value="1.00121212121212" calcext:value-type="float">
            <text:p>1,001</text:p>
          </table:table-cell>
          <table:table-cell table:style-name="ce27" table:formula="of:=((([.L$4]+[.$B$2])/[.$A23])+1)*[.$B$1]" office:value-type="float" office:value="1.03030303030303" calcext:value-type="float">
            <text:p>1,030</text:p>
          </table:table-cell>
          <table:table-cell table:style-name="ce27" table:formula="of:=((([.M$4]+[.$B$2])/[.$A23])+1)*[.$B$1]" office:value-type="float" office:value="1.06424242424242" calcext:value-type="float">
            <text:p>1,064</text:p>
          </table:table-cell>
          <table:table-cell table:style-name="ce27" table:formula="of:=((([.N$4]+[.$B$2])/[.$A23])+1)*[.$B$1]" office:value-type="float" office:value="1.10787878787879" calcext:value-type="float">
            <text:p>1,108</text:p>
          </table:table-cell>
          <table:table-cell table:style-name="ce27" table:formula="of:=((([.O$4]+[.$B$2])/[.$A23])+1)*[.$B$1]" office:value-type="float" office:value="1.15636363636364" calcext:value-type="float">
            <text:p>1,156</text:p>
          </table:table-cell>
          <table:table-cell table:style-name="ce27" table:formula="of:=((([.P$4]+[.$B$2])/[.$A23])+1)*[.$B$1]" office:value-type="float" office:value="1.22909090909091" calcext:value-type="float">
            <text:p>1,229</text:p>
          </table:table-cell>
          <table:table-cell table:style-name="ce27" table:formula="of:=((([.Q$4]+[.$B$2])/[.$A23])+1)*[.$B$1]" office:value-type="float" office:value="1.30181818181818" calcext:value-type="float">
            <text:p>1,302</text:p>
          </table:table-cell>
          <table:table-cell table:style-name="ce27" table:formula="of:=((([.R$4]+[.$B$2])/[.$A23])+1)*[.$B$1]" office:value-type="float" office:value="1.39878787878788" calcext:value-type="float">
            <text:p>1,399</text:p>
          </table:table-cell>
          <table:table-cell table:style-name="ce27" table:formula="of:=((([.S$4]+[.$B$2])/[.$A23])+1)*[.$B$1]" office:value-type="float" office:value="1.52" calcext:value-type="float">
            <text:p>1,520</text:p>
          </table:table-cell>
          <table:table-cell table:style-name="ce27" table:formula="of:=((([.T$4]+[.$B$2])/[.$A23])+1)*[.$B$1]" office:value-type="float" office:value="1.66545454545455" calcext:value-type="float">
            <text:p>1,665</text:p>
          </table:table-cell>
          <table:table-cell table:style-name="ce27" table:formula="of:=((([.U$4]+[.$B$2])/[.$A23])+1)*[.$B$1]" office:value-type="float" office:value="1.81090909090909" calcext:value-type="float">
            <text:p>1,811</text:p>
          </table:table-cell>
          <table:table-cell table:style-name="ce27" table:formula="of:=((([.V$4]+[.$B$2])/[.$A23])+1)*[.$B$1]" office:value-type="float" office:value="2.00484848484849" calcext:value-type="float">
            <text:p>2,005</text:p>
          </table:table-cell>
          <table:table-cell table:style-name="ce27" table:formula="of:=((([.W$4]+[.$B$2])/[.$A23])+1)*[.$B$1]" office:value-type="float" office:value="2.2230303030303" calcext:value-type="float">
            <text:p>2,223</text:p>
          </table:table-cell>
          <table:table-cell table:style-name="ce27" table:formula="of:=((([.X$4]+[.$B$2])/[.$A23])+1)*[.$B$1]" office:value-type="float" office:value="2.51393939393939" calcext:value-type="float">
            <text:p>2,514</text:p>
          </table:table-cell>
          <table:table-cell table:style-name="ce27" table:formula="of:=((([.Y$4]+[.$B$2])/[.$A23])+1)*[.$B$1]" office:value-type="float" office:value="2.85333333333333" calcext:value-type="float">
            <text:p>2,853</text:p>
          </table:table-cell>
          <table:table-cell table:style-name="ce27" table:formula="of:=((([.Z$4]+[.$B$2])/[.$A23])+1)*[.$B$1]" office:value-type="float" office:value="3.28969696969697" calcext:value-type="float">
            <text:p>3,290</text:p>
          </table:table-cell>
          <table:table-cell table:style-name="ce27" table:formula="of:=((([.AA$4]+[.$B$2])/[.$A23])+1)*[.$B$1]" office:value-type="float" office:value="3.77454545454546" calcext:value-type="float">
            <text:p>3,775</text:p>
          </table:table-cell>
          <table:table-cell table:style-name="ce27" table:formula="of:=((([.AB$4]+[.$B$2])/[.$A23])+1)*[.$B$1]" office:value-type="float" office:value="4.50181818181818" calcext:value-type="float">
            <text:p>4,502</text:p>
          </table:table-cell>
          <table:table-cell table:style-name="Default" table:number-columns-repeated="9"/>
          <table:table-cell table:number-columns-repeated="98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7" table:formula="of:=((([.B$4]+[.$B$2])/[.$A24])+1)*[.$B$1]" office:value-type="float" office:value="0.875897435897436" calcext:value-type="float">
            <text:p>0,876</text:p>
          </table:table-cell>
          <table:table-cell table:style-name="ce27" table:formula="of:=((([.C$4]+[.$B$2])/[.$A24])+1)*[.$B$1]" office:value-type="float" office:value="0.88" calcext:value-type="float">
            <text:p>0,880</text:p>
          </table:table-cell>
          <table:table-cell table:style-name="ce27" table:formula="of:=((([.D$4]+[.$B$2])/[.$A24])+1)*[.$B$1]" office:value-type="float" office:value="0.886153846153846" calcext:value-type="float">
            <text:p>0,886</text:p>
          </table:table-cell>
          <table:table-cell table:style-name="ce27" table:formula="of:=((([.E$4]+[.$B$2])/[.$A24])+1)*[.$B$1]" office:value-type="float" office:value="0.892307692307692" calcext:value-type="float">
            <text:p>0,892</text:p>
          </table:table-cell>
          <table:table-cell table:style-name="ce27" table:formula="of:=((([.F$4]+[.$B$2])/[.$A24])+1)*[.$B$1]" office:value-type="float" office:value="0.900512820512821" calcext:value-type="float">
            <text:p>0,901</text:p>
          </table:table-cell>
          <table:table-cell table:style-name="ce27" table:formula="of:=((([.G$4]+[.$B$2])/[.$A24])+1)*[.$B$1]" office:value-type="float" office:value="0.910769230769231" calcext:value-type="float">
            <text:p>0,911</text:p>
          </table:table-cell>
          <table:table-cell table:style-name="ce27" table:formula="of:=((([.H$4]+[.$B$2])/[.$A24])+1)*[.$B$1]" office:value-type="float" office:value="0.923076923076923" calcext:value-type="float">
            <text:p>0,923</text:p>
          </table:table-cell>
          <table:table-cell table:style-name="ce27" table:formula="of:=((([.I$4]+[.$B$2])/[.$A24])+1)*[.$B$1]" office:value-type="float" office:value="0.935384615384616" calcext:value-type="float">
            <text:p>0,935</text:p>
          </table:table-cell>
          <table:table-cell table:style-name="ce27" table:formula="of:=((([.J$4]+[.$B$2])/[.$A24])+1)*[.$B$1]" office:value-type="float" office:value="0.951794871794872" calcext:value-type="float">
            <text:p>0,952</text:p>
          </table:table-cell>
          <table:table-cell table:style-name="ce27" table:formula="of:=((([.K$4]+[.$B$2])/[.$A24])+1)*[.$B$1]" office:value-type="float" office:value="0.97025641025641" calcext:value-type="float">
            <text:p>0,970</text:p>
          </table:table-cell>
          <table:table-cell table:style-name="ce27" table:formula="of:=((([.L$4]+[.$B$2])/[.$A24])+1)*[.$B$1]" office:value-type="float" office:value="0.994871794871795" calcext:value-type="float">
            <text:p>0,995</text:p>
          </table:table-cell>
          <table:table-cell table:style-name="ce27" table:formula="of:=((([.M$4]+[.$B$2])/[.$A24])+1)*[.$B$1]" office:value-type="float" office:value="1.02358974358974" calcext:value-type="float">
            <text:p>1,024</text:p>
          </table:table-cell>
          <table:table-cell table:style-name="ce27" table:formula="of:=((([.N$4]+[.$B$2])/[.$A24])+1)*[.$B$1]" office:value-type="float" office:value="1.06051282051282" calcext:value-type="float">
            <text:p>1,061</text:p>
          </table:table-cell>
          <table:table-cell table:style-name="ce27" table:formula="of:=((([.O$4]+[.$B$2])/[.$A24])+1)*[.$B$1]" office:value-type="float" office:value="1.10153846153846" calcext:value-type="float">
            <text:p>1,102</text:p>
          </table:table-cell>
          <table:table-cell table:style-name="ce27" table:formula="of:=((([.P$4]+[.$B$2])/[.$A24])+1)*[.$B$1]" office:value-type="float" office:value="1.16307692307692" calcext:value-type="float">
            <text:p>1,163</text:p>
          </table:table-cell>
          <table:table-cell table:style-name="ce27" table:formula="of:=((([.Q$4]+[.$B$2])/[.$A24])+1)*[.$B$1]" office:value-type="float" office:value="1.22461538461538" calcext:value-type="float">
            <text:p>1,225</text:p>
          </table:table-cell>
          <table:table-cell table:style-name="ce27" table:formula="of:=((([.R$4]+[.$B$2])/[.$A24])+1)*[.$B$1]" office:value-type="float" office:value="1.30666666666667" calcext:value-type="float">
            <text:p>1,307</text:p>
          </table:table-cell>
          <table:table-cell table:style-name="ce27" table:formula="of:=((([.S$4]+[.$B$2])/[.$A24])+1)*[.$B$1]" office:value-type="float" office:value="1.40923076923077" calcext:value-type="float">
            <text:p>1,409</text:p>
          </table:table-cell>
          <table:table-cell table:style-name="ce27" table:formula="of:=((([.T$4]+[.$B$2])/[.$A24])+1)*[.$B$1]" office:value-type="float" office:value="1.53230769230769" calcext:value-type="float">
            <text:p>1,532</text:p>
          </table:table-cell>
          <table:table-cell table:style-name="ce27" table:formula="of:=((([.U$4]+[.$B$2])/[.$A24])+1)*[.$B$1]" office:value-type="float" office:value="1.65538461538462" calcext:value-type="float">
            <text:p>1,655</text:p>
          </table:table-cell>
          <table:table-cell table:style-name="ce27" table:formula="of:=((([.V$4]+[.$B$2])/[.$A24])+1)*[.$B$1]" office:value-type="float" office:value="1.81948717948718" calcext:value-type="float">
            <text:p>1,819</text:p>
          </table:table-cell>
          <table:table-cell table:style-name="ce27" table:formula="of:=((([.W$4]+[.$B$2])/[.$A24])+1)*[.$B$1]" office:value-type="float" office:value="2.00410256410256" calcext:value-type="float">
            <text:p>2,004</text:p>
          </table:table-cell>
          <table:table-cell table:style-name="ce27" table:formula="of:=((([.X$4]+[.$B$2])/[.$A24])+1)*[.$B$1]" office:value-type="float" office:value="2.25025641025641" calcext:value-type="float">
            <text:p>2,250</text:p>
          </table:table-cell>
          <table:table-cell table:style-name="ce27" table:formula="of:=((([.Y$4]+[.$B$2])/[.$A24])+1)*[.$B$1]" office:value-type="float" office:value="2.5374358974359" calcext:value-type="float">
            <text:p>2,537</text:p>
          </table:table-cell>
          <table:table-cell table:style-name="ce27" table:formula="of:=((([.Z$4]+[.$B$2])/[.$A24])+1)*[.$B$1]" office:value-type="float" office:value="2.90666666666667" calcext:value-type="float">
            <text:p>2,907</text:p>
          </table:table-cell>
          <table:table-cell table:style-name="ce27" table:formula="of:=((([.AA$4]+[.$B$2])/[.$A24])+1)*[.$B$1]" office:value-type="float" office:value="3.31692307692308" calcext:value-type="float">
            <text:p>3,317</text:p>
          </table:table-cell>
          <table:table-cell table:style-name="ce27" table:formula="of:=((([.AB$4]+[.$B$2])/[.$A24])+1)*[.$B$1]" office:value-type="float" office:value="3.93230769230769" calcext:value-type="float">
            <text:p>3,932</text:p>
          </table:table-cell>
          <table:table-cell table:style-name="Default" table:number-columns-repeated="9"/>
          <table:table-cell table:number-columns-repeated="98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7" table:formula="of:=((([.B$4]+[.$B$2])/[.$A25])+1)*[.$B$1]" office:value-type="float" office:value="0.862978723404255" calcext:value-type="float">
            <text:p>0,863</text:p>
          </table:table-cell>
          <table:table-cell table:style-name="ce27" table:formula="of:=((([.C$4]+[.$B$2])/[.$A25])+1)*[.$B$1]" office:value-type="float" office:value="0.866382978723404" calcext:value-type="float">
            <text:p>0,866</text:p>
          </table:table-cell>
          <table:table-cell table:style-name="ce27" table:formula="of:=((([.D$4]+[.$B$2])/[.$A25])+1)*[.$B$1]" office:value-type="float" office:value="0.871489361702128" calcext:value-type="float">
            <text:p>0,871</text:p>
          </table:table-cell>
          <table:table-cell table:style-name="ce27" table:formula="of:=((([.E$4]+[.$B$2])/[.$A25])+1)*[.$B$1]" office:value-type="float" office:value="0.876595744680851" calcext:value-type="float">
            <text:p>0,877</text:p>
          </table:table-cell>
          <table:table-cell table:style-name="ce27" table:formula="of:=((([.F$4]+[.$B$2])/[.$A25])+1)*[.$B$1]" office:value-type="float" office:value="0.883404255319149" calcext:value-type="float">
            <text:p>0,883</text:p>
          </table:table-cell>
          <table:table-cell table:style-name="ce27" table:formula="of:=((([.G$4]+[.$B$2])/[.$A25])+1)*[.$B$1]" office:value-type="float" office:value="0.891914893617021" calcext:value-type="float">
            <text:p>0,892</text:p>
          </table:table-cell>
          <table:table-cell table:style-name="ce27" table:formula="of:=((([.H$4]+[.$B$2])/[.$A25])+1)*[.$B$1]" office:value-type="float" office:value="0.902127659574468" calcext:value-type="float">
            <text:p>0,902</text:p>
          </table:table-cell>
          <table:table-cell table:style-name="ce27" table:formula="of:=((([.I$4]+[.$B$2])/[.$A25])+1)*[.$B$1]" office:value-type="float" office:value="0.912340425531915" calcext:value-type="float">
            <text:p>0,912</text:p>
          </table:table-cell>
          <table:table-cell table:style-name="ce27" table:formula="of:=((([.J$4]+[.$B$2])/[.$A25])+1)*[.$B$1]" office:value-type="float" office:value="0.925957446808511" calcext:value-type="float">
            <text:p>0,926</text:p>
          </table:table-cell>
          <table:table-cell table:style-name="ce27" table:formula="of:=((([.K$4]+[.$B$2])/[.$A25])+1)*[.$B$1]" office:value-type="float" office:value="0.941276595744681" calcext:value-type="float">
            <text:p>0,941</text:p>
          </table:table-cell>
          <table:table-cell table:style-name="ce27" table:formula="of:=((([.L$4]+[.$B$2])/[.$A25])+1)*[.$B$1]" office:value-type="float" office:value="0.961702127659575" calcext:value-type="float">
            <text:p>0,962</text:p>
          </table:table-cell>
          <table:table-cell table:style-name="ce27" table:formula="of:=((([.M$4]+[.$B$2])/[.$A25])+1)*[.$B$1]" office:value-type="float" office:value="0.985531914893617" calcext:value-type="float">
            <text:p>0,986</text:p>
          </table:table-cell>
          <table:table-cell table:style-name="ce27" table:formula="of:=((([.N$4]+[.$B$2])/[.$A25])+1)*[.$B$1]" office:value-type="float" office:value="1.01617021276596" calcext:value-type="float">
            <text:p>1,016</text:p>
          </table:table-cell>
          <table:table-cell table:style-name="ce27" table:formula="of:=((([.O$4]+[.$B$2])/[.$A25])+1)*[.$B$1]" office:value-type="float" office:value="1.05021276595745" calcext:value-type="float">
            <text:p>1,050</text:p>
          </table:table-cell>
          <table:table-cell table:style-name="ce27" table:formula="of:=((([.P$4]+[.$B$2])/[.$A25])+1)*[.$B$1]" office:value-type="float" office:value="1.10127659574468" calcext:value-type="float">
            <text:p>1,101</text:p>
          </table:table-cell>
          <table:table-cell table:style-name="ce27" table:formula="of:=((([.Q$4]+[.$B$2])/[.$A25])+1)*[.$B$1]" office:value-type="float" office:value="1.15234042553192" calcext:value-type="float">
            <text:p>1,152</text:p>
          </table:table-cell>
          <table:table-cell table:style-name="ce27" table:formula="of:=((([.R$4]+[.$B$2])/[.$A25])+1)*[.$B$1]" office:value-type="float" office:value="1.22042553191489" calcext:value-type="float">
            <text:p>1,220</text:p>
          </table:table-cell>
          <table:table-cell table:style-name="ce27" table:formula="of:=((([.S$4]+[.$B$2])/[.$A25])+1)*[.$B$1]" office:value-type="float" office:value="1.30553191489362" calcext:value-type="float">
            <text:p>1,306</text:p>
          </table:table-cell>
          <table:table-cell table:style-name="ce27" table:formula="of:=((([.T$4]+[.$B$2])/[.$A25])+1)*[.$B$1]" office:value-type="float" office:value="1.40765957446809" calcext:value-type="float">
            <text:p>1,408</text:p>
          </table:table-cell>
          <table:table-cell table:style-name="ce27" table:formula="of:=((([.U$4]+[.$B$2])/[.$A25])+1)*[.$B$1]" office:value-type="float" office:value="1.50978723404255" calcext:value-type="float">
            <text:p>1,510</text:p>
          </table:table-cell>
          <table:table-cell table:style-name="ce27" table:formula="of:=((([.V$4]+[.$B$2])/[.$A25])+1)*[.$B$1]" office:value-type="float" office:value="1.64595744680851" calcext:value-type="float">
            <text:p>1,646</text:p>
          </table:table-cell>
          <table:table-cell table:style-name="ce27" table:formula="of:=((([.W$4]+[.$B$2])/[.$A25])+1)*[.$B$1]" office:value-type="float" office:value="1.79914893617021" calcext:value-type="float">
            <text:p>1,799</text:p>
          </table:table-cell>
          <table:table-cell table:style-name="ce27" table:formula="of:=((([.X$4]+[.$B$2])/[.$A25])+1)*[.$B$1]" office:value-type="float" office:value="2.00340425531915" calcext:value-type="float">
            <text:p>2,003</text:p>
          </table:table-cell>
          <table:table-cell table:style-name="ce27" table:formula="of:=((([.Y$4]+[.$B$2])/[.$A25])+1)*[.$B$1]" office:value-type="float" office:value="2.24170212765958" calcext:value-type="float">
            <text:p>2,242</text:p>
          </table:table-cell>
          <table:table-cell table:style-name="ce27" table:formula="of:=((([.Z$4]+[.$B$2])/[.$A25])+1)*[.$B$1]" office:value-type="float" office:value="2.54808510638298" calcext:value-type="float">
            <text:p>2,548</text:p>
          </table:table-cell>
          <table:table-cell table:style-name="ce27" table:formula="of:=((([.AA$4]+[.$B$2])/[.$A25])+1)*[.$B$1]" office:value-type="float" office:value="2.88851063829787" calcext:value-type="float">
            <text:p>2,889</text:p>
          </table:table-cell>
          <table:table-cell table:style-name="ce27" table:formula="of:=((([.AB$4]+[.$B$2])/[.$A25])+1)*[.$B$1]" office:value-type="float" office:value="3.39914893617021" calcext:value-type="float">
            <text:p>3,399</text:p>
          </table:table-cell>
          <table:table-cell table:style-name="Default" table:number-columns-repeated="9"/>
          <table:table-cell table:style-name="ce12" table:number-columns-repeated="98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7" table:formula="of:=((([.B$4]+[.$B$2])/[.$A26])+1)*[.$B$1]" office:value-type="float" office:value="0.852857142857143" calcext:value-type="float">
            <text:p>0,853</text:p>
          </table:table-cell>
          <table:table-cell table:style-name="ce27" table:formula="of:=((([.C$4]+[.$B$2])/[.$A26])+1)*[.$B$1]" office:value-type="float" office:value="0.855714285714286" calcext:value-type="float">
            <text:p>0,856</text:p>
          </table:table-cell>
          <table:table-cell table:style-name="ce27" table:formula="of:=((([.D$4]+[.$B$2])/[.$A26])+1)*[.$B$1]" office:value-type="float" office:value="0.86" calcext:value-type="float">
            <text:p>0,860</text:p>
          </table:table-cell>
          <table:table-cell table:style-name="ce27" table:formula="of:=((([.E$4]+[.$B$2])/[.$A26])+1)*[.$B$1]" office:value-type="float" office:value="0.864285714285714" calcext:value-type="float">
            <text:p>0,864</text:p>
          </table:table-cell>
          <table:table-cell table:style-name="ce27" table:formula="of:=((([.F$4]+[.$B$2])/[.$A26])+1)*[.$B$1]" office:value-type="float" office:value="0.87" calcext:value-type="float">
            <text:p>0,870</text:p>
          </table:table-cell>
          <table:table-cell table:style-name="ce27" table:formula="of:=((([.G$4]+[.$B$2])/[.$A26])+1)*[.$B$1]" office:value-type="float" office:value="0.877142857142857" calcext:value-type="float">
            <text:p>0,877</text:p>
          </table:table-cell>
          <table:table-cell table:style-name="ce27" table:formula="of:=((([.H$4]+[.$B$2])/[.$A26])+1)*[.$B$1]" office:value-type="float" office:value="0.885714285714286" calcext:value-type="float">
            <text:p>0,886</text:p>
          </table:table-cell>
          <table:table-cell table:style-name="ce27" table:formula="of:=((([.I$4]+[.$B$2])/[.$A26])+1)*[.$B$1]" office:value-type="float" office:value="0.894285714285714" calcext:value-type="float">
            <text:p>0,894</text:p>
          </table:table-cell>
          <table:table-cell table:style-name="ce27" table:formula="of:=((([.J$4]+[.$B$2])/[.$A26])+1)*[.$B$1]" office:value-type="float" office:value="0.905714285714286" calcext:value-type="float">
            <text:p>0,906</text:p>
          </table:table-cell>
          <table:table-cell table:style-name="ce27" table:formula="of:=((([.K$4]+[.$B$2])/[.$A26])+1)*[.$B$1]" office:value-type="float" office:value="0.918571428571429" calcext:value-type="float">
            <text:p>0,919</text:p>
          </table:table-cell>
          <table:table-cell table:style-name="ce27" table:formula="of:=((([.L$4]+[.$B$2])/[.$A26])+1)*[.$B$1]" office:value-type="float" office:value="0.935714285714286" calcext:value-type="float">
            <text:p>0,936</text:p>
          </table:table-cell>
          <table:table-cell table:style-name="ce27" table:formula="of:=((([.M$4]+[.$B$2])/[.$A26])+1)*[.$B$1]" office:value-type="float" office:value="0.955714285714286" calcext:value-type="float">
            <text:p>0,956</text:p>
          </table:table-cell>
          <table:table-cell table:style-name="ce27" table:formula="of:=((([.N$4]+[.$B$2])/[.$A26])+1)*[.$B$1]" office:value-type="float" office:value="0.981428571428572" calcext:value-type="float">
            <text:p>0,981</text:p>
          </table:table-cell>
          <table:table-cell table:style-name="ce27" table:formula="of:=((([.O$4]+[.$B$2])/[.$A26])+1)*[.$B$1]" office:value-type="float" office:value="1.01" calcext:value-type="float">
            <text:p>1,010</text:p>
          </table:table-cell>
          <table:table-cell table:style-name="ce27" table:formula="of:=((([.P$4]+[.$B$2])/[.$A26])+1)*[.$B$1]" office:value-type="float" office:value="1.05285714285714" calcext:value-type="float">
            <text:p>1,053</text:p>
          </table:table-cell>
          <table:table-cell table:style-name="ce27" table:formula="of:=((([.Q$4]+[.$B$2])/[.$A26])+1)*[.$B$1]" office:value-type="float" office:value="1.09571428571429" calcext:value-type="float">
            <text:p>1,096</text:p>
          </table:table-cell>
          <table:table-cell table:style-name="ce27" table:formula="of:=((([.R$4]+[.$B$2])/[.$A26])+1)*[.$B$1]" office:value-type="float" office:value="1.15285714285714" calcext:value-type="float">
            <text:p>1,153</text:p>
          </table:table-cell>
          <table:table-cell table:style-name="ce27" table:formula="of:=((([.S$4]+[.$B$2])/[.$A26])+1)*[.$B$1]" office:value-type="float" office:value="1.22428571428571" calcext:value-type="float">
            <text:p>1,224</text:p>
          </table:table-cell>
          <table:table-cell table:style-name="ce27" table:formula="of:=((([.T$4]+[.$B$2])/[.$A26])+1)*[.$B$1]" office:value-type="float" office:value="1.31" calcext:value-type="float">
            <text:p>1,310</text:p>
          </table:table-cell>
          <table:table-cell table:style-name="ce27" table:formula="of:=((([.U$4]+[.$B$2])/[.$A26])+1)*[.$B$1]" office:value-type="float" office:value="1.39571428571429" calcext:value-type="float">
            <text:p>1,396</text:p>
          </table:table-cell>
          <table:table-cell table:style-name="ce27" table:formula="of:=((([.V$4]+[.$B$2])/[.$A26])+1)*[.$B$1]" office:value-type="float" office:value="1.51" calcext:value-type="float">
            <text:p>1,510</text:p>
          </table:table-cell>
          <table:table-cell table:style-name="ce27" table:formula="of:=((([.W$4]+[.$B$2])/[.$A26])+1)*[.$B$1]" office:value-type="float" office:value="1.63857142857143" calcext:value-type="float">
            <text:p>1,639</text:p>
          </table:table-cell>
          <table:table-cell table:style-name="ce27" table:formula="of:=((([.X$4]+[.$B$2])/[.$A26])+1)*[.$B$1]" office:value-type="float" office:value="1.81" calcext:value-type="float">
            <text:p>1,810</text:p>
          </table:table-cell>
          <table:table-cell table:style-name="ce27" table:formula="of:=((([.Y$4]+[.$B$2])/[.$A26])+1)*[.$B$1]" office:value-type="float" office:value="2.01" calcext:value-type="float">
            <text:p>2,010</text:p>
          </table:table-cell>
          <table:table-cell table:style-name="ce27" table:formula="of:=((([.Z$4]+[.$B$2])/[.$A26])+1)*[.$B$1]" office:value-type="float" office:value="2.26714285714286" calcext:value-type="float">
            <text:p>2,267</text:p>
          </table:table-cell>
          <table:table-cell table:style-name="ce27" table:formula="of:=((([.AA$4]+[.$B$2])/[.$A26])+1)*[.$B$1]" office:value-type="float" office:value="2.55285714285714" calcext:value-type="float">
            <text:p>2,553</text:p>
          </table:table-cell>
          <table:table-cell table:style-name="ce27" table:formula="of:=((([.AB$4]+[.$B$2])/[.$A26])+1)*[.$B$1]" office:value-type="float" office:value="2.98142857142857" calcext:value-type="float">
            <text:p>2,981</text:p>
          </table:table-cell>
          <table:table-cell table:style-name="Default" table:number-columns-repeated="9"/>
          <table:table-cell table:number-columns-repeated="98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7" table:formula="of:=((([.B$4]+[.$B$2])/[.$A27])+1)*[.$B$1]" office:value-type="float" office:value="0.843529411764706" calcext:value-type="float">
            <text:p>0,844</text:p>
          </table:table-cell>
          <table:table-cell table:style-name="ce27" table:formula="of:=((([.C$4]+[.$B$2])/[.$A27])+1)*[.$B$1]" office:value-type="float" office:value="0.845882352941177" calcext:value-type="float">
            <text:p>0,846</text:p>
          </table:table-cell>
          <table:table-cell table:style-name="ce27" table:formula="of:=((([.D$4]+[.$B$2])/[.$A27])+1)*[.$B$1]" office:value-type="float" office:value="0.849411764705882" calcext:value-type="float">
            <text:p>0,849</text:p>
          </table:table-cell>
          <table:table-cell table:style-name="ce27" table:formula="of:=((([.E$4]+[.$B$2])/[.$A27])+1)*[.$B$1]" office:value-type="float" office:value="0.852941176470588" calcext:value-type="float">
            <text:p>0,853</text:p>
          </table:table-cell>
          <table:table-cell table:style-name="ce27" table:formula="of:=((([.F$4]+[.$B$2])/[.$A27])+1)*[.$B$1]" office:value-type="float" office:value="0.857647058823529" calcext:value-type="float">
            <text:p>0,858</text:p>
          </table:table-cell>
          <table:table-cell table:style-name="ce27" table:formula="of:=((([.G$4]+[.$B$2])/[.$A27])+1)*[.$B$1]" office:value-type="float" office:value="0.863529411764706" calcext:value-type="float">
            <text:p>0,864</text:p>
          </table:table-cell>
          <table:table-cell table:style-name="ce27" table:formula="of:=((([.H$4]+[.$B$2])/[.$A27])+1)*[.$B$1]" office:value-type="float" office:value="0.870588235294118" calcext:value-type="float">
            <text:p>0,871</text:p>
          </table:table-cell>
          <table:table-cell table:style-name="ce27" table:formula="of:=((([.I$4]+[.$B$2])/[.$A27])+1)*[.$B$1]" office:value-type="float" office:value="0.87764705882353" calcext:value-type="float">
            <text:p>0,878</text:p>
          </table:table-cell>
          <table:table-cell table:style-name="ce27" table:formula="of:=((([.J$4]+[.$B$2])/[.$A27])+1)*[.$B$1]" office:value-type="float" office:value="0.887058823529412" calcext:value-type="float">
            <text:p>0,887</text:p>
          </table:table-cell>
          <table:table-cell table:style-name="ce27" table:formula="of:=((([.K$4]+[.$B$2])/[.$A27])+1)*[.$B$1]" office:value-type="float" office:value="0.89764705882353" calcext:value-type="float">
            <text:p>0,898</text:p>
          </table:table-cell>
          <table:table-cell table:style-name="ce27" table:formula="of:=((([.L$4]+[.$B$2])/[.$A27])+1)*[.$B$1]" office:value-type="float" office:value="0.911764705882353" calcext:value-type="float">
            <text:p>0,912</text:p>
          </table:table-cell>
          <table:table-cell table:style-name="ce27" table:formula="of:=((([.M$4]+[.$B$2])/[.$A27])+1)*[.$B$1]" office:value-type="float" office:value="0.928235294117647" calcext:value-type="float">
            <text:p>0,928</text:p>
          </table:table-cell>
          <table:table-cell table:style-name="ce27" table:formula="of:=((([.N$4]+[.$B$2])/[.$A27])+1)*[.$B$1]" office:value-type="float" office:value="0.949411764705882" calcext:value-type="float">
            <text:p>0,949</text:p>
          </table:table-cell>
          <table:table-cell table:style-name="ce27" table:formula="of:=((([.O$4]+[.$B$2])/[.$A27])+1)*[.$B$1]" office:value-type="float" office:value="0.972941176470588" calcext:value-type="float">
            <text:p>0,973</text:p>
          </table:table-cell>
          <table:table-cell table:style-name="ce27" table:formula="of:=((([.P$4]+[.$B$2])/[.$A27])+1)*[.$B$1]" office:value-type="float" office:value="1.00823529411765" calcext:value-type="float">
            <text:p>1,008</text:p>
          </table:table-cell>
          <table:table-cell table:style-name="ce27" table:formula="of:=((([.Q$4]+[.$B$2])/[.$A27])+1)*[.$B$1]" office:value-type="float" office:value="1.04352941176471" calcext:value-type="float">
            <text:p>1,044</text:p>
          </table:table-cell>
          <table:table-cell table:style-name="ce27" table:formula="of:=((([.R$4]+[.$B$2])/[.$A27])+1)*[.$B$1]" office:value-type="float" office:value="1.09058823529412" calcext:value-type="float">
            <text:p>1,091</text:p>
          </table:table-cell>
          <table:table-cell table:style-name="ce27" table:formula="of:=((([.S$4]+[.$B$2])/[.$A27])+1)*[.$B$1]" office:value-type="float" office:value="1.14941176470588" calcext:value-type="float">
            <text:p>1,149</text:p>
          </table:table-cell>
          <table:table-cell table:style-name="ce27" table:formula="of:=((([.T$4]+[.$B$2])/[.$A27])+1)*[.$B$1]" office:value-type="float" office:value="1.22" calcext:value-type="float">
            <text:p>1,220</text:p>
          </table:table-cell>
          <table:table-cell table:style-name="ce27" table:formula="of:=((([.U$4]+[.$B$2])/[.$A27])+1)*[.$B$1]" office:value-type="float" office:value="1.29058823529412" calcext:value-type="float">
            <text:p>1,291</text:p>
          </table:table-cell>
          <table:table-cell table:style-name="ce27" table:formula="of:=((([.V$4]+[.$B$2])/[.$A27])+1)*[.$B$1]" office:value-type="float" office:value="1.38470588235294" calcext:value-type="float">
            <text:p>1,385</text:p>
          </table:table-cell>
          <table:table-cell table:style-name="ce27" table:formula="of:=((([.W$4]+[.$B$2])/[.$A27])+1)*[.$B$1]" office:value-type="float" office:value="1.49058823529412" calcext:value-type="float">
            <text:p>1,491</text:p>
          </table:table-cell>
          <table:table-cell table:style-name="ce27" table:formula="of:=((([.X$4]+[.$B$2])/[.$A27])+1)*[.$B$1]" office:value-type="float" office:value="1.63176470588235" calcext:value-type="float">
            <text:p>1,632</text:p>
          </table:table-cell>
          <table:table-cell table:style-name="ce27" table:formula="of:=((([.Y$4]+[.$B$2])/[.$A27])+1)*[.$B$1]" office:value-type="float" office:value="1.79647058823529" calcext:value-type="float">
            <text:p>1,796</text:p>
          </table:table-cell>
          <table:table-cell table:style-name="ce27" table:formula="of:=((([.Z$4]+[.$B$2])/[.$A27])+1)*[.$B$1]" office:value-type="float" office:value="2.00823529411765" calcext:value-type="float">
            <text:p>2,008</text:p>
          </table:table-cell>
          <table:table-cell table:style-name="ce27" table:formula="of:=((([.AA$4]+[.$B$2])/[.$A27])+1)*[.$B$1]" office:value-type="float" office:value="2.24352941176471" calcext:value-type="float">
            <text:p>2,244</text:p>
          </table:table-cell>
          <table:table-cell table:style-name="ce27" table:formula="of:=((([.AB$4]+[.$B$2])/[.$A27])+1)*[.$B$1]" office:value-type="float" office:value="2.59647058823529" calcext:value-type="float">
            <text:p>2,596</text:p>
          </table:table-cell>
          <table:table-cell table:style-name="Default" table:number-columns-repeated="9"/>
          <table:table-cell table:number-columns-repeated="983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7" table:formula="of:=((([.B$4]+[.$B$2])/[.$A28])+1)*[.$B$1]" office:value-type="float" office:value="0.83609756097561" calcext:value-type="float">
            <text:p>0,836</text:p>
          </table:table-cell>
          <table:table-cell table:style-name="ce27" table:formula="of:=((([.C$4]+[.$B$2])/[.$A28])+1)*[.$B$1]" office:value-type="float" office:value="0.838048780487805" calcext:value-type="float">
            <text:p>0,838</text:p>
          </table:table-cell>
          <table:table-cell table:style-name="ce27" table:formula="of:=((([.D$4]+[.$B$2])/[.$A28])+1)*[.$B$1]" office:value-type="float" office:value="0.840975609756098" calcext:value-type="float">
            <text:p>0,841</text:p>
          </table:table-cell>
          <table:table-cell table:style-name="ce27" table:formula="of:=((([.E$4]+[.$B$2])/[.$A28])+1)*[.$B$1]" office:value-type="float" office:value="0.84390243902439" calcext:value-type="float">
            <text:p>0,844</text:p>
          </table:table-cell>
          <table:table-cell table:style-name="ce27" table:formula="of:=((([.F$4]+[.$B$2])/[.$A28])+1)*[.$B$1]" office:value-type="float" office:value="0.847804878048781" calcext:value-type="float">
            <text:p>0,848</text:p>
          </table:table-cell>
          <table:table-cell table:style-name="ce27" table:formula="of:=((([.G$4]+[.$B$2])/[.$A28])+1)*[.$B$1]" office:value-type="float" office:value="0.852682926829268" calcext:value-type="float">
            <text:p>0,853</text:p>
          </table:table-cell>
          <table:table-cell table:style-name="ce27" table:formula="of:=((([.H$4]+[.$B$2])/[.$A28])+1)*[.$B$1]" office:value-type="float" office:value="0.858536585365854" calcext:value-type="float">
            <text:p>0,859</text:p>
          </table:table-cell>
          <table:table-cell table:style-name="ce27" table:formula="of:=((([.I$4]+[.$B$2])/[.$A28])+1)*[.$B$1]" office:value-type="float" office:value="0.864390243902439" calcext:value-type="float">
            <text:p>0,864</text:p>
          </table:table-cell>
          <table:table-cell table:style-name="ce27" table:formula="of:=((([.J$4]+[.$B$2])/[.$A28])+1)*[.$B$1]" office:value-type="float" office:value="0.87219512195122" calcext:value-type="float">
            <text:p>0,872</text:p>
          </table:table-cell>
          <table:table-cell table:style-name="ce27" table:formula="of:=((([.K$4]+[.$B$2])/[.$A28])+1)*[.$B$1]" office:value-type="float" office:value="0.880975609756098" calcext:value-type="float">
            <text:p>0,881</text:p>
          </table:table-cell>
          <table:table-cell table:style-name="ce27" table:formula="of:=((([.L$4]+[.$B$2])/[.$A28])+1)*[.$B$1]" office:value-type="float" office:value="0.892682926829268" calcext:value-type="float">
            <text:p>0,893</text:p>
          </table:table-cell>
          <table:table-cell table:style-name="ce27" table:formula="of:=((([.M$4]+[.$B$2])/[.$A28])+1)*[.$B$1]" office:value-type="float" office:value="0.906341463414634" calcext:value-type="float">
            <text:p>0,906</text:p>
          </table:table-cell>
          <table:table-cell table:style-name="ce27" table:formula="of:=((([.N$4]+[.$B$2])/[.$A28])+1)*[.$B$1]" office:value-type="float" office:value="0.92390243902439" calcext:value-type="float">
            <text:p>0,924</text:p>
          </table:table-cell>
          <table:table-cell table:style-name="ce27" table:formula="of:=((([.O$4]+[.$B$2])/[.$A28])+1)*[.$B$1]" office:value-type="float" office:value="0.943414634146341" calcext:value-type="float">
            <text:p>0,943</text:p>
          </table:table-cell>
          <table:table-cell table:style-name="ce27" table:formula="of:=((([.P$4]+[.$B$2])/[.$A28])+1)*[.$B$1]" office:value-type="float" office:value="0.972682926829268" calcext:value-type="float">
            <text:p>0,973</text:p>
          </table:table-cell>
          <table:table-cell table:style-name="ce27" table:formula="of:=((([.Q$4]+[.$B$2])/[.$A28])+1)*[.$B$1]" office:value-type="float" office:value="1.0019512195122" calcext:value-type="float">
            <text:p>1,002</text:p>
          </table:table-cell>
          <table:table-cell table:style-name="ce27" table:formula="of:=((([.R$4]+[.$B$2])/[.$A28])+1)*[.$B$1]" office:value-type="float" office:value="1.0409756097561" calcext:value-type="float">
            <text:p>1,041</text:p>
          </table:table-cell>
          <table:table-cell table:style-name="ce27" table:formula="of:=((([.S$4]+[.$B$2])/[.$A28])+1)*[.$B$1]" office:value-type="float" office:value="1.08975609756098" calcext:value-type="float">
            <text:p>1,090</text:p>
          </table:table-cell>
          <table:table-cell table:style-name="ce27" table:formula="of:=((([.T$4]+[.$B$2])/[.$A28])+1)*[.$B$1]" office:value-type="float" office:value="1.14829268292683" calcext:value-type="float">
            <text:p>1,148</text:p>
          </table:table-cell>
          <table:table-cell table:style-name="ce27" table:formula="of:=((([.U$4]+[.$B$2])/[.$A28])+1)*[.$B$1]" office:value-type="float" office:value="1.20682926829268" calcext:value-type="float">
            <text:p>1,207</text:p>
          </table:table-cell>
          <table:table-cell table:style-name="ce27" table:formula="of:=((([.V$4]+[.$B$2])/[.$A28])+1)*[.$B$1]" office:value-type="float" office:value="1.28487804878049" calcext:value-type="float">
            <text:p>1,285</text:p>
          </table:table-cell>
          <table:table-cell table:style-name="ce27" table:formula="of:=((([.W$4]+[.$B$2])/[.$A28])+1)*[.$B$1]" office:value-type="float" office:value="1.37268292682927" calcext:value-type="float">
            <text:p>1,373</text:p>
          </table:table-cell>
          <table:table-cell table:style-name="ce27" table:formula="of:=((([.X$4]+[.$B$2])/[.$A28])+1)*[.$B$1]" office:value-type="float" office:value="1.48975609756098" calcext:value-type="float">
            <text:p>1,490</text:p>
          </table:table-cell>
          <table:table-cell table:style-name="ce27" table:formula="of:=((([.Y$4]+[.$B$2])/[.$A28])+1)*[.$B$1]" office:value-type="float" office:value="1.62634146341463" calcext:value-type="float">
            <text:p>1,626</text:p>
          </table:table-cell>
          <table:table-cell table:style-name="ce27" table:formula="of:=((([.Z$4]+[.$B$2])/[.$A28])+1)*[.$B$1]" office:value-type="float" office:value="1.8019512195122" calcext:value-type="float">
            <text:p>1,802</text:p>
          </table:table-cell>
          <table:table-cell table:style-name="ce27" table:formula="of:=((([.AA$4]+[.$B$2])/[.$A28])+1)*[.$B$1]" office:value-type="float" office:value="1.99707317073171" calcext:value-type="float">
            <text:p>1,997</text:p>
          </table:table-cell>
          <table:table-cell table:style-name="ce27" table:formula="of:=((([.AB$4]+[.$B$2])/[.$A28])+1)*[.$B$1]" office:value-type="float" office:value="2.28975609756098" calcext:value-type="float">
            <text:p>2,290</text:p>
          </table:table-cell>
          <table:table-cell table:style-name="Default" table:number-columns-repeated="9"/>
          <table:table-cell table:style-name="ce12" table:number-columns-repeated="983"/>
        </table:table-row>
        <table:table-row table:style-name="ro1" table:number-rows-repeated="3">
          <table:table-cell/>
          <table:table-cell table:style-name="Default" table:number-columns-repeated="23"/>
          <table:table-cell table:number-columns-repeated="996"/>
        </table:table-row>
        <table:table-row table:style-name="ro1">
          <table:table-cell table:style-name="Default" table:number-columns-repeated="24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992"/>
        </table:table-row>
        <table:table-row table:style-name="ro1" table:number-rows-repeated="6">
          <table:table-cell table:style-name="Default" table:number-columns-repeated="24"/>
          <table:table-cell table:number-columns-repeated="996"/>
        </table:table-row>
        <table:table-row table:style-name="ro1" table:number-rows-repeated="1048537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Alim 5V generale'.B5:'Alim 5V generale'.AB28">
            <calcext:condition calcext:apply-style-name="vert" calcext:value="between(4.9,5.1)" calcext:base-cell-address="'Alim 5V generale'.B5"/>
            <calcext:condition calcext:apply-style-name="orange" calcext:value="between(4.5,5.5)" calcext:base-cell-address="'Alim 5V generale'.B5"/>
          </calcext:conditional-format>
        </calcext:conditional-formats>
      </table:table>
      <table:table table:name="tolerance alim 5V generale" table:style-name="ta1">
        <table:table-column table:style-name="co7" table:default-cell-style-name="ce1"/>
        <table:table-column table:style-name="co5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Vref nom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oir datasheet</text:p>
          </table:table-cell>
        </table:table-row>
        <table:table-row table:style-name="ro1">
          <table:table-cell office:value-type="string" calcext:value-type="string">
            <text:p>Vref min</text:p>
          </table:table-cell>
          <table:table-cell office:value-type="float" office:value="0.792" calcext:value-type="float">
            <text:p>0,792</text:p>
          </table:table-cell>
          <table:table-cell office:value-type="string" calcext:value-type="string">
            <text:p>voir datasheet</text:p>
          </table:table-cell>
        </table:table-row>
        <table:table-row table:style-name="ro1">
          <table:table-cell office:value-type="string" calcext:value-type="string">
            <text:p>Vref max</text:p>
          </table:table-cell>
          <table:table-cell office:value-type="float" office:value="0.808" calcext:value-type="float">
            <text:p>0,808</text:p>
          </table:table-cell>
          <table:table-cell office:value-type="string" calcext:value-type="string">
            <text:p>voir datashee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vcc1</text:p>
          </table:table-cell>
          <table:table-cell table:style-name="ce16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vcc2</text:p>
          </table:table-cell>
          <table:table-cell table:style-name="ce16" office:value-type="float" office:value="2.7" calcext:value-type="float">
            <text:p>2,7</text:p>
          </table:table-cell>
          <table:table-cell/>
        </table:table-row>
        <table:table-row table:style-name="ro1">
          <table:table-cell table:style-name="ce14" office:value-type="string" calcext:value-type="string">
            <text:p>Rvcc1+Rvcc2</text:p>
          </table:table-cell>
          <table:table-cell table:style-name="ce17" table:formula="of:=[.B5]+[.B6]" office:value-type="float" office:value="35.7" calcext:value-type="float">
            <text:p>35,7</text:p>
          </table:table-cell>
          <table:table-cell/>
        </table:table-row>
        <table:table-row table:style-name="ro1">
          <table:table-cell office:value-type="string" calcext:value-type="string">
            <text:p>Rgnd</text:p>
          </table:table-cell>
          <table:table-cell table:style-name="ce16" office:value-type="float" office:value="6.8" calcext:value-type="float">
            <text:p>6,8</text:p>
          </table:table-cell>
          <table:table-cell/>
        </table:table-row>
        <table:table-row table:style-name="ro1">
          <table:table-cell office:value-type="string" calcext:value-type="string">
            <text:p>Vout</text:p>
          </table:table-cell>
          <table:table-cell table:style-name="ce18" table:formula="of:=[.$B$1]*((([.B5]+[.B6])/[.B8])+1)" office:value-type="float" office:value="5" calcext:value-type="float">
            <text:p>5,000</text:p>
          </table:table-cell>
          <table:table-cell/>
        </table:table-row>
        <table:table-row table:style-name="ro1">
          <table:table-cell table:style-name="ce14" office:value-type="string" calcext:value-type="string">
            <text:p>i mA</text:p>
          </table:table-cell>
          <table:table-cell table:style-name="ce19" table:formula="of:=[.B9]/([.B7]+[.B8])" office:value-type="float" office:value="0.117647058823529" calcext:value-type="float">
            <text:p>0,1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5" office:value-type="string" calcext:value-type="string">
            <text:p>Rvcc1min</text:p>
          </table:table-cell>
          <table:table-cell table:style-name="ce15" table:formula="of:=[.B5]*0.99" office:value-type="float" office:value="32.67" calcext:value-type="float">
            <text:p>32,67</text:p>
          </table:table-cell>
          <table:table-cell/>
        </table:table-row>
        <table:table-row table:style-name="ro1">
          <table:table-cell table:style-name="ce15" office:value-type="string" calcext:value-type="string">
            <text:p>Rvcc1max</text:p>
          </table:table-cell>
          <table:table-cell table:style-name="ce15" table:formula="of:=[.B5]*1.01" office:value-type="float" office:value="33.33" calcext:value-type="float">
            <text:p>33,33</text:p>
          </table:table-cell>
          <table:table-cell/>
        </table:table-row>
        <table:table-row table:style-name="ro1">
          <table:table-cell table:style-name="ce15" office:value-type="string" calcext:value-type="string">
            <text:p>Rvcc2min</text:p>
          </table:table-cell>
          <table:table-cell table:style-name="ce15" table:formula="of:=[.B6]*0.99" office:value-type="float" office:value="2.673" calcext:value-type="float">
            <text:p>2,673</text:p>
          </table:table-cell>
          <table:table-cell/>
        </table:table-row>
        <table:table-row table:style-name="ro1">
          <table:table-cell table:style-name="ce15" office:value-type="string" calcext:value-type="string">
            <text:p>Rvcc2max</text:p>
          </table:table-cell>
          <table:table-cell table:style-name="ce15" table:formula="of:=[.B6]*1.01" office:value-type="float" office:value="2.727" calcext:value-type="float">
            <text:p>2,727</text:p>
          </table:table-cell>
          <table:table-cell/>
        </table:table-row>
        <table:table-row table:style-name="ro1">
          <table:table-cell table:style-name="ce15" office:value-type="string" calcext:value-type="string">
            <text:p>Rgndmin</text:p>
          </table:table-cell>
          <table:table-cell table:style-name="ce15" table:formula="of:=[.B8]*0.99" office:value-type="float" office:value="6.732" calcext:value-type="float">
            <text:p>6,732</text:p>
          </table:table-cell>
          <table:table-cell/>
        </table:table-row>
        <table:table-row table:style-name="ro1">
          <table:table-cell table:style-name="ce15" office:value-type="string" calcext:value-type="string">
            <text:p>Rgndmax</text:p>
          </table:table-cell>
          <table:table-cell table:style-name="ce15" table:formula="of:=[.B8]*1.01" office:value-type="float" office:value="6.868" calcext:value-type="float">
            <text:p>6,86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outmin</text:p>
          </table:table-cell>
          <table:table-cell table:style-name="ce20" table:formula="of:=[.$B$2]*(([.B$12]+[.B$14]+[.B$17])/[.B$17])" office:value-type="float" office:value="4.86766336633664" calcext:value-type="float">
            <text:p>4,87</text:p>
          </table:table-cell>
          <table:table-cell/>
        </table:table-row>
        <table:table-row table:style-name="ro1">
          <table:table-cell office:value-type="string" calcext:value-type="string">
            <text:p>Voutmax</text:p>
          </table:table-cell>
          <table:table-cell table:style-name="ce20" table:formula="of:=[.$B$3]*(([.B$13]+[.B$15]+[.B$16])/[.B$16])" office:value-type="float" office:value="5.13569696969697" calcext:value-type="float">
            <text:p>5,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5" number:min-decimal-places="15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17" number:min-decimal-places="17" number:min-integer-digits="1"/>
    </number:number-style>
    <number:number-style style:name="N122">
      <number:number number:decimal-places="18" number:min-decimal-places="18" number:min-integer-digits="1"/>
    </number:number-style>
    <number:number-style style:name="N123">
      <number:number number:decimal-places="19" number:min-decimal-places="19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rouge" style:family="table-cell" style:parent-style-name="Default">
      <style:table-cell-properties fo:background-color="#ff3333"/>
    </style:style>
    <style:style style:name="vert" style:family="table-cell" style:parent-style-name="Default">
      <style:table-cell-properties fo:background-color="#ccffcc"/>
    </style:style>
    <style:style style:name="orange" style:family="table-cell" style:parent-style-name="Default">
      <style:table-cell-properties fo:background-color="#ffcc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09:10:44.824000000</meta:creation-date>
    <dc:date>2023-06-12T16:05:33.302000000</dc:date>
    <meta:editing-duration>PT13H20M58S</meta:editing-duration>
    <meta:editing-cycles>30</meta:editing-cycles>
    <meta:generator>LibreOffice/7.5.1.2$Windows_X86_64 LibreOffice_project/fcbaee479e84c6cd81291587d2ee68cba099e129</meta:generator>
    <meta:document-statistic meta:table-count="2" meta:cell-count="742" meta:object-count="0"/>
  </office:meta>
</office:document-meta>
</file>